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643fa3">1. はじめに</text:a></text:p>
          <text:p text:style-name="Contents_20_1"><text:a xlink:type="simple" xlink:href="#org9089599">2. 基本設定</text:a></text:p>
          <text:p text:style-name="Contents_20_2"><text:a xlink:type="simple" xlink:href="#org5432567">2.1. init.el のヘッダ</text:a></text:p>
          <text:p text:style-name="Contents_20_2"><text:a xlink:type="simple" xlink:href="#org26965a2">2.2. init ファイルの読み込み時間計測</text:a></text:p>
          <text:p text:style-name="Contents_20_2"><text:a xlink:type="simple" xlink:href="#org9c7a09b">2.3. 起動時間の計測</text:a></text:p>
          <text:p text:style-name="Contents_20_2"><text:a xlink:type="simple" xlink:href="#org3be599b">2.4. GCサイズの最適化</text:a></text:p>
          <text:p text:style-name="Contents_20_2"><text:a xlink:type="simple" xlink:href="#org67e5db0">2.5. [exec-path-from-shell] PATH設定をシェルから継承する</text:a></text:p>
          <text:p text:style-name="Contents_20_2"><text:a xlink:type="simple" xlink:href="#orgf52df18">2.6. cl を使う</text:a></text:p>
          <text:p text:style-name="Contents_20_2"><text:a xlink:type="simple" xlink:href="#org2d03275">2.7. [load-package-p] 設定の読み込みフラグを確認する</text:a></text:p>
          <text:p text:style-name="Contents_20_2"><text:a xlink:type="simple" xlink:href="#org26c6345">2.8. リストで関数を渡す autoload-if-found を使う</text:a></text:p>
          <text:p text:style-name="Contents_20_2"><text:a xlink:type="simple" xlink:href="#orge4dcc32">2.9. [eval-after-autoload-if-found] 複数関数を対象とする遅延読み込み</text:a></text:p>
          <text:p text:style-name="Contents_20_3"><text:a xlink:type="simple" xlink:href="#orgad3c1cf">2.9.1. 関数版</text:a></text:p>
          <text:p text:style-name="Contents_20_3"><text:a xlink:type="simple" xlink:href="#orgdd0662b">2.9.2. マクロ版</text:a></text:p>
          <text:p text:style-name="Contents_20_2"><text:a xlink:type="simple" xlink:href="#orga64437d">2.10. [library-p] load-path にライブラリがあるかを判定</text:a></text:p>
          <text:p text:style-name="Contents_20_2"><text:a xlink:type="simple" xlink:href="#org88cf7e4">2.11. [passed-clock-p] 指定時刻が本日の未来の時刻かを判定</text:a></text:p>
          <text:p text:style-name="Contents_20_2"><text:a xlink:type="simple" xlink:href="#orge3e517e">2.12. [input-focus-p] フォーカス判定</text:a></text:p>
          <text:p text:style-name="Contents_20_2"><text:a xlink:type="simple" xlink:href="#org2355c58">2.13. 警告の抑制</text:a></text:p>
          <text:p text:style-name="Contents_20_2"><text:a xlink:type="simple" xlink:href="#org81c492d">2.14. エラー表示の抑制</text:a></text:p>
          <text:p text:style-name="Contents_20_2"><text:a xlink:type="simple" xlink:href="#orgf9a72a8">2.15. compilation buffer でのデータ表示で自動するスクロールする</text:a></text:p>
          <text:p text:style-name="Contents_20_2"><text:a xlink:type="simple" xlink:href="#org5be9dbf">2.16. C-x C-c で容易にEmacsを終了させないように質問する</text:a></text:p>
          <text:p text:style-name="Contents_20_2"><text:a xlink:type="simple" xlink:href="#org7a9c34d">2.17. [shut-up.el] Messages 出力を封じる（制御する）</text:a></text:p>
          <text:p text:style-name="Contents_20_2"><text:a xlink:type="simple" xlink:href="#orge3ebbc9">2.18. エンターキーの挙動</text:a></text:p>
          <text:p text:style-name="Contents_20_2"><text:a xlink:type="simple" xlink:href="#orgc3e2f1f">2.19. コマンド入力中に入力過程をミニバッファに反映する</text:a></text:p>
          <text:p text:style-name="Contents_20_1"><text:a xlink:type="simple" xlink:href="#org90d956b">3. コア設定</text:a></text:p>
          <text:p text:style-name="Contents_20_2"><text:a xlink:type="simple" xlink:href="#orgaa0ffa5">3.1. 言語／文字コード</text:a></text:p>
          <text:p text:style-name="Contents_20_2"><text:a xlink:type="simple" xlink:href="#org8cbf14d">3.2. 日本語入力</text:a></text:p>
          <text:p text:style-name="Contents_20_2"><text:a xlink:type="simple" xlink:href="#org5b86108">3.3. [ag.el] 検索</text:a></text:p>
          <text:p text:style-name="Contents_20_2"><text:a xlink:type="simple" xlink:href="#orge052dcf">3.4. 基本キーバインド</text:a></text:p>
          <text:p text:style-name="Contents_20_2"><text:a xlink:type="simple" xlink:href="#orgb4e30b2">3.5. ナローイングするか</text:a></text:p>
          <text:p text:style-name="Contents_20_2"><text:a xlink:type="simple" xlink:href="#org17e26d5">3.6. バッファの終わりでのnewlineを禁止する</text:a></text:p>
          <text:p text:style-name="Contents_20_2"><text:a xlink:type="simple" xlink:href="#org12538d4">3.7. 常に最終行に一行追加する</text:a></text:p>
          <text:p text:style-name="Contents_20_2"><text:a xlink:type="simple" xlink:href="#org95c7ae3">3.8. 長い文章を右端で常に折り返す</text:a></text:p>
          <text:p text:style-name="Contents_20_2"><text:a xlink:type="simple" xlink:href="#org0a93db6">3.9. バッファが外部から編集された場合に自動で再読み込みする</text:a></text:p>
          <text:p text:style-name="Contents_20_2"><text:a xlink:type="simple" xlink:href="#org690d2db">3.10. [uniquify.el] 同じバッファ名が開かれた場合に区別する</text:a></text:p>
          <text:p text:style-name="Contents_20_2"><text:a xlink:type="simple" xlink:href="#org093d24b">3.11. マウスで選択した領域を自動コピー</text:a></text:p>
          <text:p text:style-name="Contents_20_2"><text:a xlink:type="simple" xlink:href="#org879b374">3.12. パッケージ管理</text:a></text:p>
          <text:p text:style-name="Contents_20_3"><text:a xlink:type="simple" xlink:href="#orgf92d377">3.12.1. [cask-mode.el] モード設定</text:a></text:p>
          <text:p text:style-name="Contents_20_3"><text:a xlink:type="simple" xlink:href="#org6cae8f3">3.12.2. Cask のセットアップ</text:a></text:p>
          <text:p text:style-name="Contents_20_3"><text:a xlink:type="simple" xlink:href="#org5f03ae0">3.12.3. load-path を一箇所にして起動を高速化</text:a></text:p>
          <text:p text:style-name="Contents_20_3"><text:a xlink:type="simple" xlink:href="#org36b90fe">3.12.4. [paradox.el] パッケージ選択画面の改善</text:a></text:p>
          <text:p text:style-name="Contents_20_2"><text:a xlink:type="simple" xlink:href="#org9fe17ba">3.13. インデント</text:a></text:p>
          <text:p text:style-name="Contents_20_2"><text:a xlink:type="simple" xlink:href="#orgb921695">3.14. [aggressive-indent] 即時バッファ整形</text:a></text:p>
          <text:p text:style-name="Contents_20_2"><text:a xlink:type="simple" xlink:href="#org2fd4759">3.15. [ws-butler.el] 不要なスペースを自動除去</text:a></text:p>
          <text:p text:style-name="Contents_20_2"><text:a xlink:type="simple" xlink:href="#orga914b83">3.16. ファイルリンクを辿る時に確認のメッセージを出さない</text:a></text:p>
          <text:p text:style-name="Contents_20_2"><text:a xlink:type="simple" xlink:href="#org97fc0ba">3.17. MBPビルド用設定</text:a></text:p>
          <text:p text:style-name="Contents_20_2"><text:a xlink:type="simple" xlink:href="#orgec4bc83">3.18. NSビルド用設定 <text:span text:style-name="OrgTags">[<text:span text:style-name="OrgTag">Mac</text:span>]</text:span></text:a></text:p>
          <text:p text:style-name="Contents_20_1"><text:a xlink:type="simple" xlink:href="#org6d8d249">4. カーソル移動</text:a></text:p>
          <text:p text:style-name="Contents_20_2"><text:a xlink:type="simple" xlink:href="#org53710d0">4.1. バッファ内のカーソル移動</text:a></text:p>
          <text:p text:style-name="Contents_20_2"><text:a xlink:type="simple" xlink:href="#org95b933c">4.2. バッファ間のカーソル移動</text:a></text:p>
          <text:p text:style-name="Contents_20_2"><text:a xlink:type="simple" xlink:href="#org178ebaf">4.3. スクロールを制御</text:a></text:p>
          <text:p text:style-name="Contents_20_2"><text:a xlink:type="simple" xlink:href="#orgab52777">4.4. スクロールで表示を重複させる行数</text:a></text:p>
          <text:p text:style-name="Contents_20_2"><text:a xlink:type="simple" xlink:href="#orga7a3530">4.5. [SmoothScroll.el] カーソル固定でスクロールする</text:a></text:p>
          <text:p text:style-name="Contents_20_2"><text:a xlink:type="simple" xlink:href="#org22121ef">4.6. [smooth-scroll.el] 滑らかなスクロール</text:a></text:p>
          <text:p text:style-name="Contents_20_2"><text:a xlink:type="simple" xlink:href="#org8795283">4.7. [point-undo.el] カーソル位置を簡単にたどる</text:a></text:p>
          <text:p text:style-name="Contents_20_2"><text:a xlink:type="simple" xlink:href="#org723c9dc">4.8. [cycle-buffer.el] カレントバッファの表示切り替え</text:a></text:p>
          <text:p text:style-name="Contents_20_2"><text:a xlink:type="simple" xlink:href="#org48e3cb3">4.9. [bm.el] カーソル位置をブックマークして追う</text:a></text:p>
          <text:p text:style-name="Contents_20_2"><text:a xlink:type="simple" xlink:href="#orgcd2edd8">4.10. [centered-cursor-mode.el] カーソル位置をバッファ中央に固定</text:a></text:p>
          <text:p text:style-name="Contents_20_2"><text:a xlink:type="simple" xlink:href="#orgaa2f47d">4.11. [back-button] マークをたどる</text:a></text:p>
          <text:p text:style-name="Contents_20_2"><text:a xlink:type="simple" xlink:href="#orge17d3bd">4.12. [smart-mark] C-g後に元の場所へカーソルを戻す</text:a></text:p>
          <text:p text:style-name="Contents_20_2"><text:a xlink:type="simple" xlink:href="#org0721816">4.13. [syntax-subword.el] M-f で移動する位置をより密にする</text:a></text:p>
          <text:p text:style-name="Contents_20_2"><text:a xlink:type="simple" xlink:href="#orgc9429bd">4.14. [goto-chg.el] 編集箇所を簡単に辿る</text:a></text:p>
          <text:p text:style-name="Contents_20_1"><text:a xlink:type="simple" xlink:href="#org2e582bd">5. 編集サポート</text:a></text:p>
          <text:p text:style-name="Contents_20_2"><text:a xlink:type="simple" xlink:href="#orgf3988f1">5.1. 矩形編集／連番入力</text:a></text:p>
          <text:p text:style-name="Contents_20_2"><text:a xlink:type="simple" xlink:href="#org4bacb92">5.2. Yank時に装飾を取る</text:a></text:p>
          <text:p text:style-name="Contents_20_2"><text:a xlink:type="simple" xlink:href="#org6832a34">5.3. ファイル保存時に時間を記録する</text:a></text:p>
          <text:p text:style-name="Contents_20_2"><text:a xlink:type="simple" xlink:href="#org0a3afce">5.4. 選択リージョンを使って検索</text:a></text:p>
          <text:p text:style-name="Contents_20_2"><text:a xlink:type="simple" xlink:href="#org985782b">5.5. ChangeLog モード</text:a></text:p>
          <text:p text:style-name="Contents_20_2"><text:a xlink:type="simple" xlink:href="#org42a3da3">5.6. テキストモード</text:a></text:p>
          <text:p text:style-name="Contents_20_2"><text:a xlink:type="simple" xlink:href="#org62a99bb">5.7. C/C++モード</text:a></text:p>
          <text:p text:style-name="Contents_20_2"><text:a xlink:type="simple" xlink:href="#org093bd03">5.8. C#モード</text:a></text:p>
          <text:p text:style-name="Contents_20_2"><text:a xlink:type="simple" xlink:href="#org8b10599">5.9. Infoモード</text:a></text:p>
          <text:p text:style-name="Contents_20_2"><text:a xlink:type="simple" xlink:href="#org2ac37c3">5.10. Rモード</text:a></text:p>
          <text:p text:style-name="Contents_20_2"><text:a xlink:type="simple" xlink:href="#org537d4a6">5.11. nXMLモード</text:a></text:p>
          <text:p text:style-name="Contents_20_2"><text:a xlink:type="simple" xlink:href="#org77cc2f6">5.12. yamlモード</text:a></text:p>
          <text:p text:style-name="Contents_20_2"><text:a xlink:type="simple" xlink:href="#org3092ef6">5.13. jsonモード</text:a></text:p>
          <text:p text:style-name="Contents_20_2"><text:a xlink:type="simple" xlink:href="#orgfe74975">5.14. javascriptモード</text:a></text:p>
          <text:p text:style-name="Contents_20_2"><text:a xlink:type="simple" xlink:href="#org3ab3e15">5.15. csvモード</text:a></text:p>
          <text:p text:style-name="Contents_20_2"><text:a xlink:type="simple" xlink:href="#org7f96430">5.16. asciiモード</text:a></text:p>
          <text:p text:style-name="Contents_20_2"><text:a xlink:type="simple" xlink:href="#org71cf0cb">5.17. esモード</text:a></text:p>
          <text:p text:style-name="Contents_20_2"><text:a xlink:type="simple" xlink:href="#org554cc51">5.18. gnuplotモード</text:a></text:p>
          <text:p text:style-name="Contents_20_2"><text:a xlink:type="simple" xlink:href="#orgcea010e">5.19. markdown-mode</text:a></text:p>
          <text:p text:style-name="Contents_20_2"><text:a xlink:type="simple" xlink:href="#org4c16eaf">5.20. cmakeモード</text:a></text:p>
          <text:p text:style-name="Contents_20_2"><text:a xlink:type="simple" xlink:href="#orgf836c62">5.21. スペルチェック</text:a></text:p>
          <text:p text:style-name="Contents_20_2"><text:a xlink:type="simple" xlink:href="#orgd55bb53">5.22. リアルタイムスペルチェック</text:a></text:p>
          <text:p text:style-name="Contents_20_2"><text:a xlink:type="simple" xlink:href="#org15c32b9">5.23. [latex-math-preview.el] TeX数式をプレビュー</text:a></text:p>
          <text:p text:style-name="Contents_20_2"><text:a xlink:type="simple" xlink:href="#org14eb4b2">5.24. [po-mode.el] 翻訳ファイルの編集</text:a></text:p>
          <text:p text:style-name="Contents_20_2"><text:a xlink:type="simple" xlink:href="#org8c1dbc1">5.25. [word-count.el] リージョン内の文字をカウントする</text:a></text:p>
          <text:p text:style-name="Contents_20_2"><text:a xlink:type="simple" xlink:href="#org36edcc2">5.26. [yatex.el] YaTeXモード</text:a></text:p>
          <text:p text:style-name="Contents_20_2"><text:a xlink:type="simple" xlink:href="#org5380140">5.27. [auxtex.el] AUCTEXモード</text:a></text:p>
          <text:p text:style-name="Contents_20_2"><text:a xlink:type="simple" xlink:href="#org7271bff">5.28. [display-time-world-mode] 世界時計</text:a></text:p>
          <text:p text:style-name="Contents_20_2"><text:a xlink:type="simple" xlink:href="#orgd26665e">5.29. [yasnippet.el] Emacs用のテンプレートシステム</text:a></text:p>
          <text:p text:style-name="Contents_20_2"><text:a xlink:type="simple" xlink:href="#orgb808e44">5.30. [sdic.el] 英辞郎で英単語を調べる</text:a></text:p>
          <text:p text:style-name="Contents_20_2"><text:a xlink:type="simple" xlink:href="#orgbe67e41">5.31. [osx-dictionary.el] MacOSのdictionary.appで辞書をひく</text:a></text:p>
          <text:p text:style-name="Contents_20_3"><text:a xlink:type="simple" xlink:href="#orga0c47fc">5.31.1. MacOSのdictionary.appでCOBUILD5の辞書をひく（旧）</text:a></text:p>
          <text:p text:style-name="Contents_20_2"><text:a xlink:type="simple" xlink:href="#org9e8f259">5.32. [lookup.el] 辞書</text:a></text:p>
          <text:p text:style-name="Contents_20_2"><text:a xlink:type="simple" xlink:href="#orgcc54fc0">5.33. [cacoo] Cacoo で描く</text:a></text:p>
          <text:p text:style-name="Contents_20_2"><text:a xlink:type="simple" xlink:href="#orgbbcea42">5.34. [iedit] バッファ内の同じ文字列を一度に編集する</text:a></text:p>
          <text:p text:style-name="Contents_20_2"><text:a xlink:type="simple" xlink:href="#org56439e9">5.35. [web-mode] HTML編集</text:a></text:p>
          <text:p text:style-name="Contents_20_2"><text:a xlink:type="simple" xlink:href="#org736cbbb">5.36. [emmet-mode] zencoding の後継</text:a></text:p>
          <text:p text:style-name="Contents_20_2"><text:a xlink:type="simple" xlink:href="#org37668b7">5.37. [zencoding-mode] HTML編集の高速化（旧）</text:a></text:p>
          <text:p text:style-name="Contents_20_2"><text:a xlink:type="simple" xlink:href="#org53a7d38">5.38. [describe-number] 16進数などを確認</text:a></text:p>
          <text:p text:style-name="Contents_20_2"><text:a xlink:type="simple" xlink:href="#org8902b6c">5.39. [web-beautify.el] ソースコード整形</text:a></text:p>
          <text:p text:style-name="Contents_20_2"><text:a xlink:type="simple" xlink:href="#orgdeeb59a">5.40. [smartparens.el] 対応するカッコの挿入をアシスト</text:a></text:p>
          <text:p text:style-name="Contents_20_2"><text:a xlink:type="simple" xlink:href="#orgeda864e">5.41. [replace-from-region.el] 選択領域を別の文字列に置き換える</text:a></text:p>
          <text:p text:style-name="Contents_20_2"><text:a xlink:type="simple" xlink:href="#org810d35f">5.42. [selected.el] リージョン選択時のアクションを制御</text:a></text:p>
          <text:p text:style-name="Contents_20_2"><text:a xlink:type="simple" xlink:href="#org8c429ab">5.43. [helm-selected.el] selecte.el のアクション候補を絞り込み</text:a></text:p>
          <text:p text:style-name="Contents_20_2"><text:a xlink:type="simple" xlink:href="#orgfdb2f86">5.44. <text:span text:style-name="OrgTodo">TODO</text:span> [git-complete.el] GIT grep を使う補完エンジン</text:a></text:p>
          <text:p text:style-name="Contents_20_1"><text:a xlink:type="simple" xlink:href="#org643114b">6. 表示サポート</text:a></text:p>
          <text:p text:style-name="Contents_20_2"><text:a xlink:type="simple" xlink:href="#org4b457c0">6.1. モードラインのモード名を短くする</text:a></text:p>
          <text:p text:style-name="Contents_20_2"><text:a xlink:type="simple" xlink:href="#org1034550">6.2. 続・モードラインのモード名を短縮する</text:a></text:p>
          <text:p text:style-name="Contents_20_2"><text:a xlink:type="simple" xlink:href="#orgf9342d1">6.3. モードラインのNarrowを短くする</text:a></text:p>
          <text:p text:style-name="Contents_20_2"><text:a xlink:type="simple" xlink:href="#orgee8c341">6.4. モードラインの節約（VC-mode編）</text:a></text:p>
          <text:p text:style-name="Contents_20_2"><text:a xlink:type="simple" xlink:href="#org8ca5fe4">6.5. モードラインの色をカスタマイズする</text:a></text:p>
          <text:p text:style-name="Contents_20_3"><text:a xlink:type="simple" xlink:href="#org8122463">6.5.1. 色セット例</text:a></text:p>
          <text:p text:style-name="Contents_20_2"><text:a xlink:type="simple" xlink:href="#orgb4cf6e1">6.6. visible-bell のカスタマイズ</text:a></text:p>
          <text:p text:style-name="Contents_20_2"><text:a xlink:type="simple" xlink:href="#orgc878d19">6.7. 常に <text:span text:style-name="Bold">scratch</text:span> を表示して起動する</text:a></text:p>
          <text:p text:style-name="Contents_20_2"><text:a xlink:type="simple" xlink:href="#org1701178">6.8. バッテリー情報をモードラインに表示する</text:a></text:p>
          <text:p text:style-name="Contents_20_2"><text:a xlink:type="simple" xlink:href="#orge2e4436">6.9. スクロールバーを非表示にする</text:a></text:p>
          <text:p text:style-name="Contents_20_2"><text:a xlink:type="simple" xlink:href="#org4929648">6.10. [yascroll] フリンジにスクロールバーを出す</text:a></text:p>
          <text:p text:style-name="Contents_20_2"><text:a xlink:type="simple" xlink:href="#org1c9b3d9">6.11. ツールバーを非表示にする</text:a></text:p>
          <text:p text:style-name="Contents_20_2"><text:a xlink:type="simple" xlink:href="#org0914e2c">6.12. 起動時のスプラッシュ画面を表示しない</text:a></text:p>
          <text:p text:style-name="Contents_20_2"><text:a xlink:type="simple" xlink:href="#org0e451cf">6.13. カーソル行の行数をモードラインに表示する</text:a></text:p>
          <text:p text:style-name="Contents_20_2"><text:a xlink:type="simple" xlink:href="#orgaae36f0">6.14. カーソル行の関数名をモードラインに表示する</text:a></text:p>
          <text:p text:style-name="Contents_20_2"><text:a xlink:type="simple" xlink:href="#org42c6556">6.15. 時刻をモードラインに表示する</text:a></text:p>
          <text:p text:style-name="Contents_20_2"><text:a xlink:type="simple" xlink:href="#org424b63e">6.16. 対応するカッコをハイライトする</text:a></text:p>
          <text:p text:style-name="Contents_20_2"><text:a xlink:type="simple" xlink:href="#org2410ffc">6.17. 全角スペースと行末タブ／半角スペースを強調表示する</text:a></text:p>
          <text:p text:style-name="Contents_20_2"><text:a xlink:type="simple" xlink:href="#org680de40">6.18. バッファの終わりをフリンジで明示</text:a></text:p>
          <text:p text:style-name="Contents_20_2"><text:a xlink:type="simple" xlink:href="#org79211d2">6.19. [migemo.el] ローマ字入力で日本語を検索する</text:a></text:p>
          <text:p text:style-name="Contents_20_2"><text:a xlink:type="simple" xlink:href="#org47e31b1">6.20. [anything.el] 何でも絞り込みインターフェイス（旧）</text:a></text:p>
          <text:p text:style-name="Contents_20_2"><text:a xlink:type="simple" xlink:href="#org71da3c2">6.21. [helm.el] 続・何でも絞り込みインターフェイス</text:a></text:p>
          <text:p text:style-name="Contents_20_2"><text:a xlink:type="simple" xlink:href="#org27d475d">6.22. [stripe-buffer.el] テーブルの色をストライプにする</text:a></text:p>
          <text:p text:style-name="Contents_20_2"><text:a xlink:type="simple" xlink:href="#orgceb5844">6.23. [rainbow-delimiters] 対応するカッコに色を付ける</text:a></text:p>
          <text:p text:style-name="Contents_20_2"><text:a xlink:type="simple" xlink:href="#org7d89d7c">6.24. [git-gutter-fringe] 編集差分をフレーム端で視覚化</text:a></text:p>
          <text:p text:style-name="Contents_20_2"><text:a xlink:type="simple" xlink:href="#orgb424fcc">6.25. [zlc.el] find-file バッファを zsh ライクにする</text:a></text:p>
          <text:p text:style-name="Contents_20_2"><text:a xlink:type="simple" xlink:href="#org568f414">6.26. [japanese-holidays] カレンダーをカラフルにする</text:a></text:p>
          <text:p text:style-name="Contents_20_2"><text:a xlink:type="simple" xlink:href="#orgd1aca14">6.27. [calendar.el] カレンダーで週番号を表示する</text:a></text:p>
          <text:p text:style-name="Contents_20_2"><text:a xlink:type="simple" xlink:href="#orga7cded3">6.28. [guide-key] キーバインドの選択肢をポップアップする</text:a></text:p>
          <text:p text:style-name="Contents_20_2"><text:a xlink:type="simple" xlink:href="#orge62b12d">6.29. [which-key] キーバインドの選択肢をポップアップする</text:a></text:p>
          <text:p text:style-name="Contents_20_2"><text:a xlink:type="simple" xlink:href="#org1405325">6.30. [stock-ticker] 株価をモードラインに表示</text:a></text:p>
          <text:p text:style-name="Contents_20_2"><text:a xlink:type="simple" xlink:href="#orgedc7ad7">6.31. [mode-icons] 使用中のモード表示をアイコンで代替</text:a></text:p>
          <text:p text:style-name="Contents_20_2"><text:a xlink:type="simple" xlink:href="#orgb465f27">6.32. [highlight-symbol] 同じ名前のシンボルをハイライトする</text:a></text:p>
          <text:p text:style-name="Contents_20_2"><text:a xlink:type="simple" xlink:href="#orgc021b01">6.33. [all-the-icons-dired] フォントを使ったアイコンを表示</text:a></text:p>
          <text:p text:style-name="Contents_20_2"><text:a xlink:type="simple" xlink:href="#orgd83cdbc">6.34. [eldoc.el] コンテクストに応じてヘルプを表示</text:a></text:p>
          <text:p text:style-name="Contents_20_1"><text:a xlink:type="simple" xlink:href="#orgee36f1c">7. メディアサポート</text:a></text:p>
          <text:p text:style-name="Contents_20_2"><text:a xlink:type="simple" xlink:href="#orgee09063">7.1. [bongo.el] Emacsのバッファで音楽ライブラリを管理する</text:a></text:p>
          <text:p text:style-name="Contents_20_2"><text:a xlink:type="simple" xlink:href="#org2802f03">7.2. [GoogleMaps.el] GoogleMaps を Emacs 内で使う</text:a></text:p>
          <text:p text:style-name="Contents_20_2"><text:a xlink:type="simple" xlink:href="#orgbe5b89a">7.3. [org-google-weather.el] org-agenda に天気を表示する</text:a></text:p>
          <text:p text:style-name="Contents_20_2"><text:a xlink:type="simple" xlink:href="#org7451982">7.4. [japanlaw.el] Emacs 電子六法</text:a></text:p>
          <text:p text:style-name="Contents_20_2"><text:a xlink:type="simple" xlink:href="#org6dda63c">7.5. [sunshine.el] 天気を知る</text:a></text:p>
          <text:p text:style-name="Contents_20_1"><text:a xlink:type="simple" xlink:href="#orgf137a84">8. 履歴／ファイル管理</text:a></text:p>
          <text:p text:style-name="Contents_20_2"><text:a xlink:type="simple" xlink:href="#orgf6391c8">8.1. [dired] ファイラのサポートツール</text:a></text:p>
          <text:p text:style-name="Contents_20_2"><text:a xlink:type="simple" xlink:href="#orgc16a1e8">8.2. Undoバッファを無限に取る</text:a></text:p>
          <text:p text:style-name="Contents_20_2"><text:a xlink:type="simple" xlink:href="#org42808c5">8.3. [undo-tree] 編集履歴をわかりやすくたどる</text:a></text:p>
          <text:p text:style-name="Contents_20_2"><text:a xlink:type="simple" xlink:href="#org21d61d5">8.4. バッファ保存時にバックアップファイルを生成する</text:a></text:p>
          <text:p text:style-name="Contents_20_2"><text:a xlink:type="simple" xlink:href="#orgaeb2f65">8.5. バッファ保存時にバックアップを生成させない</text:a></text:p>
          <text:p text:style-name="Contents_20_2"><text:a xlink:type="simple" xlink:href="#orgf021edd">8.6. ミニバッファの履歴を保存しリストアする</text:a></text:p>
          <text:p text:style-name="Contents_20_2"><text:a xlink:type="simple" xlink:href="#org439b28b">8.7. 履歴サイズを大きくする</text:a></text:p>
          <text:p text:style-name="Contents_20_2"><text:a xlink:type="simple" xlink:href="#org6b5ae5c">8.8. Emacs終了時に開いていたバッファを起動時に復元する</text:a></text:p>
          <text:p text:style-name="Contents_20_2"><text:a xlink:type="simple" xlink:href="#org0b95dcb">8.9. 最近開いたファイルリストを保持</text:a></text:p>
          <text:p text:style-name="Contents_20_2"><text:a xlink:type="simple" xlink:href="#orga1db106">8.10. 深夜にバッファを自動整理する</text:a></text:p>
          <text:p text:style-name="Contents_20_2"><text:a xlink:type="simple" xlink:href="#org02e04f6">8.11. [auto-save-buffers.el] 一定間隔でバッファを保存する</text:a></text:p>
          <text:p text:style-name="Contents_20_2"><text:a xlink:type="simple" xlink:href="#org3b652a5">8.12. [backup-dir.el] バックアップファイルを一箇所に集める</text:a></text:p>
          <text:p text:style-name="Contents_20_2"><text:a xlink:type="simple" xlink:href="#orga95c52c">8.13. [backup-each-save] クラッシュに備える</text:a></text:p>
          <text:p text:style-name="Contents_20_2"><text:a xlink:type="simple" xlink:href="#orgd742886">8.14. 特定のファイルを Dropbox 以下にバックアップする</text:a></text:p>
          <text:p text:style-name="Contents_20_2"><text:a xlink:type="simple" xlink:href="#org528278f">8.15. [session.el] 様々な履歴を保存し復元に利用する</text:a></text:p>
          <text:p text:style-name="Contents_20_2"><text:a xlink:type="simple" xlink:href="#orgd296f3b">8.16. [wakatime-mode.el] WakaTime を利用して作業記録する</text:a></text:p>
          <text:p text:style-name="Contents_20_2"><text:a xlink:type="simple" xlink:href="#org3c0a208">8.17. [neotree.el] ディレクトリ情報をツリー表示</text:a></text:p>
          <text:p text:style-name="Contents_20_2"><text:a xlink:type="simple" xlink:href="#org88c2a0c">8.18. [osx-trash] system-move-file-to-trash を有効にする</text:a></text:p>
          <text:p text:style-name="Contents_20_2"><text:a xlink:type="simple" xlink:href="#org53d31bc">8.19. <text:span text:style-name="OrgTodo">TODO</text:span> [helpful] リッチなヘルプページ</text:a></text:p>
          <text:p text:style-name="Contents_20_2"><text:a xlink:type="simple" xlink:href="#org113562a">8.20. [keyfreq.el] コマンドログ</text:a></text:p>
          <text:p text:style-name="Contents_20_1"><text:a xlink:type="simple" xlink:href="#org966f9ad">9. 開発サポート</text:a></text:p>
          <text:p text:style-name="Contents_20_2"><text:a xlink:type="simple" xlink:href="#orga57a7a6">9.1. 便利キーバインド</text:a></text:p>
          <text:p text:style-name="Contents_20_2"><text:a xlink:type="simple" xlink:href="#org3961fe4">9.2. [gist.el] Gist インターフェイス</text:a></text:p>
          <text:p text:style-name="Contents_20_2"><text:a xlink:type="simple" xlink:href="#orgd9d2211">9.3. [doxymacs.el] Doxygen のコメントを簡単に入力する</text:a></text:p>
          <text:p text:style-name="Contents_20_2"><text:a xlink:type="simple" xlink:href="#org831ec08">9.4. [matlab.el] Matlab用の設定 <text:span text:style-name="OrgTags">[<text:span text:style-name="OrgTag">Mac</text:span>]</text:span></text:a></text:p>
          <text:p text:style-name="Contents_20_2"><text:a xlink:type="simple" xlink:href="#org5fa006f">9.5. [flycheck.el] 構文エラー表示</text:a></text:p>
          <text:p text:style-name="Contents_20_2"><text:a xlink:type="simple" xlink:href="#org4d912e7">9.6. [auto-complete.el] 自動補完機能</text:a></text:p>
          <text:p text:style-name="Contents_20_2"><text:a xlink:type="simple" xlink:href="#org96548b1">9.7. [auto-complete-clang.el] オムニ補完</text:a></text:p>
          <text:p text:style-name="Contents_20_3"><text:a xlink:type="simple" xlink:href="#org965513b">9.7.1. References</text:a></text:p>
          <text:p text:style-name="Contents_20_2"><text:a xlink:type="simple" xlink:href="#org21e579b">9.8. [hideshowvis.el] 関数の表示／非表示</text:a></text:p>
          <text:p text:style-name="Contents_20_2"><text:a xlink:type="simple" xlink:href="#org5641501">9.9. [origami.el] 関数の折りたたみ</text:a></text:p>
          <text:p text:style-name="Contents_20_2"><text:a xlink:type="simple" xlink:href="#org50ff556">9.10. [quickrun.el] お手軽ビルド</text:a></text:p>
          <text:p text:style-name="Contents_20_2"><text:a xlink:type="simple" xlink:href="#orgea66c20">9.11. [ggtags.el] タグジャンプ</text:a></text:p>
          <text:p text:style-name="Contents_20_2"><text:a xlink:type="simple" xlink:href="#org8ce6fea">9.12. [0xc] N進数変換</text:a></text:p>
          <text:p text:style-name="Contents_20_2"><text:a xlink:type="simple" xlink:href="#org83b52a0">9.13. <text:span text:style-name="OrgTodo">TODO</text:span> [EditorConfig] コードスタイルの強制</text:a></text:p>
          <text:p text:style-name="Contents_20_2"><text:a xlink:type="simple" xlink:href="#org73ae604">9.14. [uuid.el] UUID の生成</text:a></text:p>
          <text:p text:style-name="Contents_20_2"><text:a xlink:type="simple" xlink:href="#orgdbb4b77">9.15. [hexl.el] バイナリファイルを開く</text:a></text:p>
          <text:p text:style-name="Contents_20_2"><text:a xlink:type="simple" xlink:href="#org95d5a1a">9.16. [package-lint.el] MEPLA登録用Lint</text:a></text:p>
          <text:p text:style-name="Contents_20_2"><text:a xlink:type="simple" xlink:href="#org4916693">9.17. <text:span text:style-name="OrgTodo">TODO</text:span> [cov] カバレッジの状態をフリンジで確認</text:a></text:p>
          <text:p text:style-name="Contents_20_2"><text:a xlink:type="simple" xlink:href="#org3425a5b">9.18. <text:span text:style-name="OrgTodo">TODO</text:span> [projectile.el] ディレクトリ単位でファイル群をプロジェクト扱いする</text:a></text:p>
          <text:p text:style-name="Contents_20_2"><text:a xlink:type="simple" xlink:href="#org4748e63">9.19. <text:span text:style-name="OrgTodo">TODO</text:span> [magit.el] Gitクライアント</text:a></text:p>
          <text:p text:style-name="Contents_20_1"><text:a xlink:type="simple" xlink:href="#orgc1c6510">10. Org Mode</text:a></text:p>
          <text:p text:style-name="Contents_20_2"><text:a xlink:type="simple" xlink:href="#org1f1c8dc">10.1. 基本設定</text:a></text:p>
          <text:p text:style-name="Contents_20_2"><text:a xlink:type="simple" xlink:href="#orge0e7f60">10.2. contribution を使う</text:a></text:p>
          <text:p text:style-name="Contents_20_2"><text:a xlink:type="simple" xlink:href="#org78690df">10.3. iCal との連携</text:a></text:p>
          <text:p text:style-name="Contents_20_2"><text:a xlink:type="simple" xlink:href="#orgf8bb154">10.4. スピードコマンド</text:a></text:p>
          <text:p text:style-name="Contents_20_2"><text:a xlink:type="simple" xlink:href="#org7cc3dab">10.5. Pomodoro</text:a></text:p>
          <text:p text:style-name="Contents_20_2"><text:a xlink:type="simple" xlink:href="#orgbcfeb4d">10.6. face 関連</text:a></text:p>
          <text:p text:style-name="Contents_20_2"><text:a xlink:type="simple" xlink:href="#org299de73">10.7. <text:span text:style-name="OrgTodo">TODO</text:span> キーワードのカスタマイズ</text:a></text:p>
          <text:p text:style-name="Contents_20_2"><text:a xlink:type="simple" xlink:href="#orgc5f3a4c">10.8. ImageMagick を使って様々な画像をインライン表示する</text:a></text:p>
          <text:p text:style-name="Contents_20_2"><text:a xlink:type="simple" xlink:href="#org5085878">10.9. [org-agenda] タスク／予定管理</text:a></text:p>
          <text:p text:style-name="Contents_20_2"><text:a xlink:type="simple" xlink:href="#orgee72f5e">10.10. <text:span text:style-name="OrgTodo">TODO</text:span> [orgbox.el] スケジュール追加のわかりやすい入力</text:a></text:p>
          <text:p text:style-name="Contents_20_2"><text:a xlink:type="simple" xlink:href="#orgfe18538">10.11. <text:span text:style-name="OrgTodo">TODO</text:span> [org-review.el] レビューフローのサポート</text:a></text:p>
          <text:p text:style-name="Contents_20_2"><text:a xlink:type="simple" xlink:href="#orgf28c707">10.12. [appt.el] アラーム設定</text:a></text:p>
          <text:p text:style-name="Contents_20_2"><text:a xlink:type="simple" xlink:href="#org292f28c">10.13. [org-capture] 高速にメモを取る</text:a></text:p>
          <text:p text:style-name="Contents_20_2"><text:a xlink:type="simple" xlink:href="#orgc686093">10.14. [org-refile] orgツリーの高速移動</text:a></text:p>
          <text:p text:style-name="Contents_20_2"><text:a xlink:type="simple" xlink:href="#org643dfbe">10.15. [org-babel] 基本設定</text:a></text:p>
          <text:p text:style-name="Contents_20_2"><text:a xlink:type="simple" xlink:href="#org2a967d3">10.16. [org-babel] ソースブロックの入力キーをカスタマイズ</text:a></text:p>
          <text:p text:style-name="Contents_20_2"><text:a xlink:type="simple" xlink:href="#orgd6c7823">10.17. [MobileOrg] iOS との連携</text:a></text:p>
          <text:p text:style-name="Contents_20_2"><text:a xlink:type="simple" xlink:href="#org1d404eb">10.18. [org-tree-slide] Org でプレゼンテーション</text:a></text:p>
          <text:p text:style-name="Contents_20_2"><text:a xlink:type="simple" xlink:href="#org7c5aa81">10.19. [org-tree-slide] クロックインとアウトを自動化する</text:a></text:p>
          <text:p text:style-name="Contents_20_2"><text:a xlink:type="simple" xlink:href="#orgf568f37">10.20. [org-tree-slide] 特定のツリーをプロポーショナルフォントで表示する</text:a></text:p>
          <text:p text:style-name="Contents_20_2"><text:a xlink:type="simple" xlink:href="#org9a6bc5f">10.21. [org-tree-slide] ヘッドラインをリッチにする</text:a></text:p>
          <text:p text:style-name="Contents_20_2"><text:a xlink:type="simple" xlink:href="#orgc7c8633">10.22. <text:span text:style-name="OrgTodo">TODO</text:span> [org-tree-slide] BEGIN_SRCとEND_SRCを消して背景色を変える</text:a></text:p>
          <text:p text:style-name="Contents_20_2"><text:a xlink:type="simple" xlink:href="#org4776706">10.23. <text:span text:style-name="OrgTodo">TODO</text:span> [org-fstree] ディレクトリ構造を読み取る</text:a></text:p>
          <text:p text:style-name="Contents_20_2"><text:a xlink:type="simple" xlink:href="#org4b14572">10.24. [calfw-org] calfw に org の予定を表示する</text:a></text:p>
          <text:p text:style-name="Contents_20_2"><text:a xlink:type="simple" xlink:href="#orgdca510c">10.25. [org-export-generic] エクスポート機能を拡張する</text:a></text:p>
          <text:p text:style-name="Contents_20_2"><text:a xlink:type="simple" xlink:href="#org04cc138">10.26. <text:span text:style-name="OrgTodo">TODO</text:span> [ox] 出力形式の拡張</text:a></text:p>
          <text:p text:style-name="Contents_20_2"><text:a xlink:type="simple" xlink:href="#org1453601">10.27. [org-odt] ODT形式に出力</text:a></text:p>
          <text:p text:style-name="Contents_20_2"><text:a xlink:type="simple" xlink:href="#org1eb3a40">10.28. [ox-twbs] Twitter Bootstrap 互換のHTML出力</text:a></text:p>
          <text:p text:style-name="Contents_20_2"><text:a xlink:type="simple" xlink:href="#org08b20b7">10.29. [org-crypt] ツリーを暗号化する</text:a></text:p>
          <text:p text:style-name="Contents_20_2"><text:a xlink:type="simple" xlink:href="#org91de0d6">10.30. [org-mac-link] 外部アプリから情報を取る</text:a></text:p>
          <text:p text:style-name="Contents_20_2"><text:a xlink:type="simple" xlink:href="#org73ab897">10.31. <text:span text:style-name="OrgTodo">TODO</text:span> Parers3.app からリンクを取得する</text:a></text:p>
          <text:p text:style-name="Contents_20_2"><text:a xlink:type="simple" xlink:href="#org08ab220">10.32. <text:span text:style-name="OrgTodo">TODO</text:span> Papers3.app のリンクを開けるようにする</text:a></text:p>
          <text:p text:style-name="Contents_20_2"><text:a xlink:type="simple" xlink:href="#org566424e">10.33. <text:span text:style-name="OrgTodo">TODO</text:span> [org-attach] 外部ファイルを紐付ける</text:a></text:p>
          <text:p text:style-name="Contents_20_2"><text:a xlink:type="simple" xlink:href="#org0a49afa">10.34. <text:span text:style-name="OrgTodo">TODO</text:span> [org-screenshot] スクリーンショットを貼り付ける</text:a></text:p>
          <text:p text:style-name="Contents_20_2"><text:a xlink:type="simple" xlink:href="#orge4bad25">10.35. [terminal-notifier] イベント通知</text:a></text:p>
          <text:p text:style-name="Contents_20_3"><text:a xlink:type="simple" xlink:href="#org652683f">10.35.1. References</text:a></text:p>
          <text:p text:style-name="Contents_20_2"><text:a xlink:type="simple" xlink:href="#org8b45ae1">10.36. [org-grep] org ファイルを grep する</text:a></text:p>
          <text:p text:style-name="Contents_20_2"><text:a xlink:type="simple" xlink:href="#org04d90d0">10.37. [ox-reveal] ナイスなHTML5プレゼンテーション出力</text:a></text:p>
          <text:p text:style-name="Contents_20_2"><text:a xlink:type="simple" xlink:href="#org190dddc">10.38. <text:span text:style-name="OrgTodo">READ</text:span> ME を常に org-mode で開く</text:a></text:p>
          <text:p text:style-name="Contents_20_2"><text:a xlink:type="simple" xlink:href="#orgad7284c">10.39. Growlnotify と org-mode でアラーム管理</text:a></text:p>
          <text:p text:style-name="Contents_20_2"><text:a xlink:type="simple" xlink:href="#org622ad03">10.40. org-mode の latex エクスポート関数をオーバーライド</text:a></text:p>
          <text:p text:style-name="Contents_20_2"><text:a xlink:type="simple" xlink:href="#orgbedcabc">10.41. [org-autolist] ブリッツの入力を簡単に</text:a></text:p>
          <text:p text:style-name="Contents_20_2"><text:a xlink:type="simple" xlink:href="#orgf7f58d1">10.42. [org-dashboard] 進捗をプログレスバーで確認</text:a></text:p>
          <text:p text:style-name="Contents_20_2"><text:a xlink:type="simple" xlink:href="#org9108948">10.43. <text:span text:style-name="OrgTodo">TODO</text:span> [org-clock-today] 今日の総作業時間をモードラインに表示</text:a></text:p>
          <text:p text:style-name="Contents_20_2"><text:a xlink:type="simple" xlink:href="#org3e5eb85">10.44. <text:span text:style-name="OrgTodo">TODO</text:span> [org-recent-headings] 訪問したツリーを記録し簡単に再訪問可能にする</text:a></text:p>
          <text:p text:style-name="Contents_20_2"><text:a xlink:type="simple" xlink:href="#org6df9472">10.45. <text:span text:style-name="OrgTodo">TODO</text:span> [orgnav] ツリーの検索インタフェース</text:a></text:p>
          <text:p text:style-name="Contents_20_2"><text:a xlink:type="simple" xlink:href="#org5443fd8">10.46. <text:span text:style-name="OrgTodo">TODO</text:span> [org-random-todo] ランダムにタスクを選ぶ</text:a></text:p>
          <text:p text:style-name="Contents_20_2"><text:a xlink:type="simple" xlink:href="#orgd609d56">10.47. <text:span text:style-name="OrgTodo">TODO</text:span> [toc-org] 目次の挿入</text:a></text:p>
          <text:p text:style-name="Contents_20_1"><text:a xlink:type="simple" xlink:href="#orgc81f9c5">11. フレーム／ウィンドウ制御</text:a></text:p>
          <text:p text:style-name="Contents_20_2"><text:a xlink:type="simple" xlink:href="#orgdf36b81">11.1. 起動時の設定</text:a></text:p>
          <text:p text:style-name="Contents_20_2"><text:a xlink:type="simple" xlink:href="#orge52f7c5">11.2. 複数フレーム対応</text:a></text:p>
          <text:p text:style-name="Contents_20_2"><text:a xlink:type="simple" xlink:href="#org16e78e8">11.3. [e2wm.el] 二画面表示</text:a></text:p>
          <text:p text:style-name="Contents_20_2"><text:a xlink:type="simple" xlink:href="#org15a39e9">11.4. [moom.el] キーボードでフレームの場所を移す</text:a></text:p>
          <text:p text:style-name="Contents_20_2"><text:a xlink:type="simple" xlink:href="#org2cb580b">11.5. [popwin.el] ポップアップウィンドウの制御</text:a></text:p>
          <text:p text:style-name="Contents_20_2"><text:a xlink:type="simple" xlink:href="#org2636ea8">11.6. <text:span text:style-name="OrgTodo">TODO</text:span> [shackle.el] ポップアップウィンドウの制御</text:a></text:p>
          <text:p text:style-name="Contents_20_2"><text:a xlink:type="simple" xlink:href="#org50a9b46">11.7. [elscreen.el] Emacs バッファをタブ化</text:a></text:p>
          <text:p text:style-name="Contents_20_2"><text:a xlink:type="simple" xlink:href="#orgfc2b534">11.8. [tabbar-ruler] バッファをタブ切り替え可能に</text:a></text:p>
          <text:p text:style-name="Contents_20_2"><text:a xlink:type="simple" xlink:href="#orgc22ec33">11.9. [winner-undo.el] ウィンドウ構成の履歴を辿る</text:a></text:p>
          <text:p text:style-name="Contents_20_1"><text:a xlink:type="simple" xlink:href="#org7e8ea98">12. フォント／配色関連</text:a></text:p>
          <text:p text:style-name="Contents_20_2"><text:a xlink:type="simple" xlink:href="#orgf8b27dc">12.1. 正規表現を見やすくする</text:a></text:p>
          <text:p text:style-name="Contents_20_2"><text:a xlink:type="simple" xlink:href="#org0b210c5">12.2. 設定ファイルを見やすくする</text:a></text:p>
          <text:p text:style-name="Contents_20_2"><text:a xlink:type="simple" xlink:href="#org7f90651">12.3. カーソル行に色をつける</text:a></text:p>
          <text:p text:style-name="Contents_20_2"><text:a xlink:type="simple" xlink:href="#org1f55708">12.4. カーソル色の切り替え <text:span text:style-name="OrgTags">[<text:span text:style-name="OrgTag">Mac</text:span>]</text:span></text:a></text:p>
          <text:p text:style-name="Contents_20_2"><text:a xlink:type="simple" xlink:href="#org13c2994">12.5. カーソルを点滅させない</text:a></text:p>
          <text:p text:style-name="Contents_20_2"><text:a xlink:type="simple" xlink:href="#org7c984ae">12.6. カーソル位置のフォントを確認</text:a></text:p>
          <text:p text:style-name="Contents_20_2"><text:a xlink:type="simple" xlink:href="#org368dd8a">12.7. フォント設定</text:a></text:p>
          <text:p text:style-name="Contents_20_3"><text:a xlink:type="simple" xlink:href="#org9d575ef">12.7.1. フォントのインストール方法</text:a></text:p>
          <text:p text:style-name="Contents_20_3"><text:a xlink:type="simple" xlink:href="#org8430a4d">12.7.2. フォントチェック用コード</text:a></text:p>
          <text:p text:style-name="Contents_20_2"><text:a xlink:type="simple" xlink:href="#org2872c08">12.8. 行間を制御する</text:a></text:p>
          <text:p text:style-name="Contents_20_2"><text:a xlink:type="simple" xlink:href="#org51d6db9">12.9. パッチをカラフルに表示する</text:a></text:p>
          <text:p text:style-name="Contents_20_2"><text:a xlink:type="simple" xlink:href="#org7dd6171">12.10. 背景を黒系色にする</text:a></text:p>
          <text:p text:style-name="Contents_20_2"><text:a xlink:type="simple" xlink:href="#org30214c6">12.11. 時間帯を指定して起動時にテーマを切り替える</text:a></text:p>
          <text:p text:style-name="Contents_20_2"><text:a xlink:type="simple" xlink:href="#org7aef46f">12.12. [rainbow-mode.el] 配色のリアルタイム確認</text:a></text:p>
          <text:p text:style-name="Contents_20_3"><text:a xlink:type="simple" xlink:href="#org26127e0">12.12.1. 色一覧</text:a></text:p>
          <text:p text:style-name="Contents_20_2"><text:a xlink:type="simple" xlink:href="#org6f18f8c">12.13. [volatile-highlights] コピペした領域を強調</text:a></text:p>
          <text:p text:style-name="Contents_20_2"><text:a xlink:type="simple" xlink:href="#org293bcca">12.14. [edit-color-stamp] Qt経由でカラーピッカーを使う</text:a></text:p>
          <text:p text:style-name="Contents_20_1"><text:a xlink:type="simple" xlink:href="#org74ed150">13. ユーティリティ関数</text:a></text:p>
          <text:p text:style-name="Contents_20_2"><text:a xlink:type="simple" xlink:href="#orgcb94396">13.1. [pomodoro.el] ポモドーロの実践</text:a></text:p>
          <text:p text:style-name="Contents_20_2"><text:a xlink:type="simple" xlink:href="#org3044eaa">13.2. [pomodoro.el] 続・ポモドーロの実践</text:a></text:p>
          <text:p text:style-name="Contents_20_2"><text:a xlink:type="simple" xlink:href="#orgfee5b82">13.3. [google-this.el] 単語をグーグル検索</text:a></text:p>
          <text:p text:style-name="Contents_20_2"><text:a xlink:type="simple" xlink:href="#org8da251d">13.4. [lingr.el] チャットルームに参加</text:a></text:p>
          <text:p text:style-name="Contents_20_2"><text:a xlink:type="simple" xlink:href="#orgefb0566">13.5. [osx-lib.el] OSX用ユーティリティ <text:span text:style-name="OrgTags">[<text:span text:style-name="OrgTag">Mac</text:span>]</text:span></text:a></text:p>
          <text:p text:style-name="Contents_20_2"><text:a xlink:type="simple" xlink:href="#orgc29ccc4">13.6. <text:span text:style-name="OrgTodo">TODO</text:span> [password-store.el] パスワード管理</text:a></text:p>
          <text:p text:style-name="Contents_20_2"><text:a xlink:type="simple" xlink:href="#orgc7a66b7">13.7. [multi-term.el] ターミナル</text:a></text:p>
          <text:p text:style-name="Contents_20_2"><text:a xlink:type="simple" xlink:href="#orgd698a4a">13.8. iterm2 を Emacs から呼び出したい <text:span text:style-name="OrgTags">[<text:span text:style-name="OrgTag">Mac</text:span>]</text:span></text:a></text:p>
          <text:p text:style-name="Contents_20_2"><text:a xlink:type="simple" xlink:href="#org07253ea">13.9. カレントバッファのあるディレクトリをターミナルで表示</text:a></text:p>
          <text:p text:style-name="Contents_20_2"><text:a xlink:type="simple" xlink:href="#orgb969651">13.10. [postpone] Emacs起動してから使い始めるタイミングで実行する</text:a></text:p>
          <text:p text:style-name="Contents_20_2"><text:a xlink:type="simple" xlink:href="#org0f7bc2f">13.11. <text:span text:style-name="OrgTodo">TODO</text:span> [network-watch.el] ネットワークインターフェイスの状態を監視</text:a></text:p>
          <text:p text:style-name="Contents_20_2"><text:a xlink:type="simple" xlink:href="#org6827fc8">13.12. [utility.el] 自作してテスト中の便利関数群</text:a></text:p>
          <text:p text:style-name="Contents_20_1"><text:a xlink:type="simple" xlink:href="#org804f6ee">14. おわりに</text:a></text:p>
        </text:index-body>
      </text:table-of-content>
      <text:h text:style-name="Heading_20_1" text:outline-level="1" text:is-list-header="false">
<text:bookmark-start text:name="OrgXref.orgb643fa3"/>
<text:bookmark text:name="orgb643fa3"/>はじめに
<text:bookmark-end text:name="OrgXref.orgb643fa3"/></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9089599"/>
<text:bookmark text:name="org9089599"/>基本設定
<text:bookmark-end text:name="OrgXref.org9089599"/></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5432567"/>
<text:bookmark text:name="org5432567"/>init.el のヘッダ
<text:bookmark-end text:name="OrgXref.org543256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26965a2"/>
<text:bookmark text:name="org26965a2"/>init ファイルの読み込み時間計測
<text:bookmark-end text:name="OrgXref.org26965a2"/></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9c7a09b"/>
<text:bookmark text:name="org9c7a09b"/>起動時間の計測
<text:bookmark-end text:name="OrgXref.org9c7a09b"/></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3be599b"/>
<text:bookmark text:name="org3be599b"/>GCサイズの最適化
<text:bookmark-end text:name="OrgXref.org3be599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7e5db0"/>
<text:bookmark text:name="org67e5db0"/>[exec-path-from-shell] PATH設定をシェルから継承する
<text:bookmark-end text:name="OrgXref.org67e5db0"/></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f52df18"/>
<text:bookmark text:name="orgf52df18"/>cl を使う
<text:bookmark-end text:name="OrgXref.orgf52df18"/></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d03275"/>
<text:bookmark text:name="org2d03275"/>[load-package-p] 設定の読み込みフラグを確認する
<text:bookmark-end text:name="OrgXref.org2d03275"/></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26c6345"/>
<text:bookmark text:name="org26c6345"/>リストで関数を渡す autoload-if-found を使う
<text:bookmark-end text:name="OrgXref.org26c6345"/></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e4dcc32"/>
<text:bookmark text:name="orge4dcc32"/>[eval-after-autoload-if-found] 複数関数を対象とする遅延読み込み
<text:bookmark-end text:name="OrgXref.orge4dcc32"/></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ad3c1cf"/>
<text:bookmark text:name="orgad3c1cf"/>関数版
<text:bookmark-end text:name="OrgXref.orgad3c1cf"/></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dd0662b"/>
<text:bookmark text:name="orgdd0662b"/>マクロ版
<text:bookmark-end text:name="OrgXref.orgdd0662b"/></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a64437d"/>
<text:bookmark text:name="orga64437d"/>[library-p] load-path にライブラリがあるかを判定
<text:bookmark-end text:name="OrgXref.orga64437d"/></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88cf7e4"/>
<text:bookmark text:name="org88cf7e4"/>[passed-clock-p] 指定時刻が本日の未来の時刻かを判定
<text:bookmark-end text:name="OrgXref.org88cf7e4"/></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3e517e"/>
<text:bookmark text:name="orge3e517e"/>[input-focus-p] フォーカス判定
<text:bookmark-end text:name="OrgXref.orge3e517e"/></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2355c58"/>
<text:bookmark text:name="org2355c58"/>警告の抑制
<text:bookmark-end text:name="OrgXref.org2355c5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81c492d"/>
<text:bookmark text:name="org81c492d"/>エラー表示の抑制
<text:bookmark-end text:name="OrgXref.org81c492d"/></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f9a72a8"/>
<text:bookmark text:name="orgf9a72a8"/>compilation buffer でのデータ表示で自動するスクロールする
<text:bookmark-end text:name="OrgXref.orgf9a72a8"/></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5be9dbf"/>
<text:bookmark text:name="org5be9dbf"/>C-x C-c で容易にEmacsを終了させないように質問する
<text:bookmark-end text:name="OrgXref.org5be9dbf"/></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7a9c34d"/>
<text:bookmark text:name="org7a9c34d"/>[shut-up.el] Messages 出力を封じる（制御する）
<text:bookmark-end text:name="OrgXref.org7a9c34d"/></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e3ebbc9"/>
<text:bookmark text:name="orge3ebbc9"/>エンターキーの挙動
<text:bookmark-end text:name="OrgXref.orge3ebbc9"/></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c3e2f1f"/>
<text:bookmark text:name="orgc3e2f1f"/>コマンド入力中に入力過程をミニバッファに反映する
<text:bookmark-end text:name="OrgXref.orgc3e2f1f"/></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90d956b"/>
<text:bookmark text:name="org90d956b"/>コア設定
<text:bookmark-end text:name="OrgXref.org90d956b"/></text:h>
      <text:p text:style-name="Text_20_body">Emacs を操作して文書編集する上で欠かせない設定です．<text:line-break/></text:p>
      <text:h text:style-name="Heading_20_2" text:outline-level="2" text:is-list-header="false">
<text:bookmark-start text:name="OrgXref.orgaa0ffa5"/>
<text:bookmark text:name="orgaa0ffa5"/>言語／文字コード
<text:bookmark-end text:name="OrgXref.orgaa0ffa5"/></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8cbf14d"/>
<text:bookmark text:name="org8cbf14d"/>日本語入力
<text:bookmark-end text:name="OrgXref.org8cbf14d"/></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load-file<text:s/><text:span text:style-name="OrgSrcFontLockStringFace">"/usr/share/emacs/site-lisp/anthy/leim-list.el"</text:span>)<text:s/><text:span text:style-name="OrgSrcFontLockCommentDelimiterFace">;;<text:s/></text:span><text:span text:style-name="OrgSrcFontLockCommentFace">if<text:s/>get<text:s/>error</text:span></text:p>
      <text:p text:style-name="OrgSrcBlock"><text:s/><text:s/><text:s/><text:s/>(<text:span text:style-name="OrgSrcFontLockKeywordFace">setq</text:span><text:s/>default-input-method<text:s/>'japanese-anthy))</text:p>
      <text:p text:style-name="OrgSrcBlockLastLine"><text:s/><text:s/>(global-set-key<text:s/>(kbd<text:s/><text:span text:style-name="OrgSrcFontLockStringFace">"&lt;hiragana-katakana&gt;"</text:span>)<text:s/>'toggle-input-method))</text:p>
      <text:h text:style-name="Heading_20_2" text:outline-level="2" text:is-list-header="false">
<text:bookmark-start text:name="OrgXref.org5b86108"/>
<text:bookmark text:name="org5b86108"/>[ag.el] 検索
<text:bookmark-end text:name="OrgXref.org5b86108"/></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pan text:style-name="OrgSrcFontLockDocFace">"自動的に出力バッファに移動"</text:span></text:p>
      <text:p text:style-name="OrgSrcBlock"><text:s/><text:s/><text:s/><text:s/>(<text:span text:style-name="OrgSrcFontLockKeywordFace">interactive</text:span>)</text:p>
      <text:p text:style-name="OrgSrcBlock"><text:s/><text:s/><text:s/><text:s/>(call-interactively<text:s/>'ag)</text:p>
      <text:p text:style-name="OrgSrcBlock"><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e052dcf"/>
<text:bookmark text:name="orge052dcf"/>基本キーバインド
<text:bookmark-end text:name="OrgXref.orge052dcf"/></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b4e30b2"/>
<text:bookmark text:name="orgb4e30b2"/>ナローイングするか
<text:bookmark-end text:name="OrgXref.orgb4e30b2"/></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17e26d5"/>
<text:bookmark text:name="org17e26d5"/>バッファの終わりでのnewlineを禁止する
<text:bookmark-end text:name="OrgXref.org17e26d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2538d4"/>
<text:bookmark text:name="org12538d4"/>常に最終行に一行追加する
<text:bookmark-end text:name="OrgXref.org12538d4"/></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5c7ae3"/>
<text:bookmark text:name="org95c7ae3"/>長い文章を右端で常に折り返す
<text:bookmark-end text:name="OrgXref.org95c7ae3"/></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0a93db6"/>
<text:bookmark text:name="org0a93db6"/>バッファが外部から編集された場合に自動で再読み込みする
<text:bookmark-end text:name="OrgXref.org0a93db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690d2db"/>
<text:bookmark text:name="org690d2db"/>[uniquify.el] 同じバッファ名が開かれた場合に区別する
<text:bookmark-end text:name="OrgXref.org690d2db"/></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93d24b"/>
<text:bookmark text:name="org093d24b"/>マウスで選択した領域を自動コピー
<text:bookmark-end text:name="OrgXref.org093d24b"/></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879b374"/>
<text:bookmark text:name="org879b374"/>パッケージ管理
<text:bookmark-end text:name="OrgXref.org879b37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f92d377"/>
<text:bookmark text:name="orgf92d377"/>[cask-mode.el] モード設定
<text:bookmark-end text:name="OrgXref.orgf92d37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6cae8f3"/>
<text:bookmark text:name="org6cae8f3"/>Cask のセットアップ
<text:bookmark-end text:name="OrgXref.org6cae8f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f03ae0"/>
<text:bookmark text:name="org5f03ae0"/>load-path を一箇所にして起動を高速化
<text:bookmark-end text:name="OrgXref.org5f03ae0"/></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36b90fe"/>
<text:bookmark text:name="org36b90fe"/>[paradox.el] パッケージ選択画面の改善
<text:bookmark-end text:name="OrgXref.org36b90fe"/></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fe17ba"/>
<text:bookmark text:name="org9fe17ba"/>インデント
<text:bookmark-end text:name="OrgXref.org9fe17ba"/></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b921695"/>
<text:bookmark text:name="orgb921695"/>[aggressive-indent] 即時バッファ整形
<text:bookmark-end text:name="OrgXref.orgb92169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2fd4759"/>
<text:bookmark text:name="org2fd4759"/>[ws-butler.el] 不要なスペースを自動除去
<text:bookmark-end text:name="OrgXref.org2fd4759"/></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a914b83"/>
<text:bookmark text:name="orga914b83"/>ファイルリンクを辿る時に確認のメッセージを出さない
<text:bookmark-end text:name="OrgXref.orga914b8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7fc0ba"/>
<text:bookmark text:name="org97fc0ba"/>MBPビルド用設定
<text:bookmark-end text:name="OrgXref.org97fc0ba"/></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ec4bc83"/>
<text:bookmark text:name="orgec4bc83"/>NSビルド用設定<text:tab/><text:span text:style-name="OrgTags">[<text:span text:style-name="OrgTag">Mac</text:span>]</text:span>
<text:bookmark-end text:name="OrgXref.orgec4bc8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ns-ime-auto-correct<text:s/><text:span text:style-name="OrgSrcFontLockStringFace">"init"</text:span><text:s/>nil)</text:p>
      <text:p text:style-name="OrgSrcBlock"><text:s/><text:s/><text:s/><text:s/>(<text:span text:style-name="OrgSrcFontLockKeywordFace">defun</text:span><text:s/><text:span text:style-name="OrgSrcFontLockFunctionNameFace">ns-ime-auto-correct</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unless</text:span><text:s/>(mac-toggle-input-method<text:s/>nil)</text:p>
      <text:p text:style-name="OrgSrcBlock"><text:s/><text:s/><text:s/><text:s/><text:s/><text:s/><text:s/><text:s/><text:s/><text:s/><text:s/><text:s/>(my:ime-on))</text:p>
      <text:p text:style-name="OrgSrcBlock"><text:s/><text:s/><text:s/><text:s/><text:s/><text:s/><text:s/><text:s/>(<text:span text:style-name="OrgSrcFontLockKeywordFace">when</text:span><text:s/>(mac-toggle-input-method<text:s/>t)</text:p>
      <text:p text:style-name="OrgSrcBlock"><text:s/><text:s/><text:s/><text:s/><text:s/><text:s/><text:s/><text:s/><text:s/><text:s/>(my:ime-off))))</text:p>
      <text:p text:style-name="OrgSrcBlock"><text:s/><text:s/><text:s/><text:s/>(add-hook<text:s/>'focus-in-hook<text:s/>#'ns-ime-auto-correct))</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6d8d249"/>
<text:bookmark text:name="org6d8d249"/>カーソル移動
<text:bookmark-end text:name="OrgXref.org6d8d249"/></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53710d0"/>
<text:bookmark text:name="org53710d0"/>バッファ内のカーソル移動
<text:bookmark-end text:name="OrgXref.org53710d0"/></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95b933c"/>
<text:bookmark text:name="org95b933c"/>バッファ間のカーソル移動
<text:bookmark-end text:name="OrgXref.org95b933c"/></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178ebaf"/>
<text:bookmark text:name="org178ebaf"/>スクロールを制御
<text:bookmark-end text:name="OrgXref.org178ebaf"/></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ab52777"/>
<text:bookmark text:name="orgab52777"/>スクロールで表示を重複させる行数
<text:bookmark-end text:name="OrgXref.orgab52777"/></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a7a3530"/>
<text:bookmark text:name="orga7a3530"/>[SmoothScroll.el] カーソル固定でスクロールする
<text:bookmark-end text:name="OrgXref.orga7a353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22121ef"/>
<text:bookmark text:name="org22121ef"/>[smooth-scroll.el] 滑らかなスクロール
<text:bookmark-end text:name="OrgXref.org22121ef"/></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8795283"/>
<text:bookmark text:name="org8795283"/>[point-undo.el] カーソル位置を簡単にたどる
<text:bookmark-end text:name="OrgXref.org8795283"/></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723c9dc"/>
<text:bookmark text:name="org723c9dc"/>[cycle-buffer.el] カレントバッファの表示切り替え
<text:bookmark-end text:name="OrgXref.org723c9dc"/></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48e3cb3"/>
<text:bookmark text:name="org48e3cb3"/>[bm.el] カーソル位置をブックマークして追う
<text:bookmark-end text:name="OrgXref.org48e3cb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cd2edd8"/>
<text:bookmark text:name="orgcd2edd8"/>[centered-cursor-mode.el] カーソル位置をバッファ中央に固定
<text:bookmark-end text:name="OrgXref.orgcd2edd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aa2f47d"/>
<text:bookmark text:name="orgaa2f47d"/>[back-button] マークをたどる
<text:bookmark-end text:name="OrgXref.orgaa2f47d"/></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e17d3bd"/>
<text:bookmark text:name="orge17d3bd"/>[smart-mark] C-g後に元の場所へカーソルを戻す
<text:bookmark-end text:name="OrgXref.orge17d3b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0721816"/>
<text:bookmark text:name="org0721816"/>[syntax-subword.el] M-f で移動する位置をより密にする
<text:bookmark-end text:name="OrgXref.org0721816"/></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c9429bd"/>
<text:bookmark text:name="orgc9429bd"/>[goto-chg.el] 編集箇所を簡単に辿る
<text:bookmark-end text:name="OrgXref.orgc9429bd"/></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2e582bd"/>
<text:bookmark text:name="org2e582bd"/>編集サポート
<text:bookmark-end text:name="OrgXref.org2e582bd"/></text:h>
      <text:h text:style-name="Heading_20_2" text:outline-level="2" text:is-list-header="false">
<text:bookmark-start text:name="OrgXref.orgf3988f1"/>
<text:bookmark text:name="orgf3988f1"/>矩形編集／連番入力
<text:bookmark-end text:name="OrgXref.orgf3988f1"/></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4bacb92"/>
<text:bookmark text:name="org4bacb92"/>Yank時に装飾を取る
<text:bookmark-end text:name="OrgXref.org4bacb92"/></text:h>
      <text:p text:style-name="OrgSrcBlockLastLine">(<text:span text:style-name="OrgSrcFontLockKeywordFace">setq</text:span><text:s/>yank-excluded-properties<text:s/>t)</text:p>
      <text:h text:style-name="Heading_20_2" text:outline-level="2" text:is-list-header="false">
<text:bookmark-start text:name="OrgXref.org6832a34"/>
<text:bookmark text:name="org6832a34"/>ファイル保存時に時間を記録する
<text:bookmark-end text:name="OrgXref.org6832a34"/></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0a3afce"/>
<text:bookmark text:name="org0a3afce"/>選択リージョンを使って検索
<text:bookmark-end text:name="OrgXref.org0a3afce"/></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985782b"/>
<text:bookmark text:name="org985782b"/>ChangeLog モード
<text:bookmark-end text:name="OrgXref.org985782b"/></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42a3da3"/>
<text:bookmark text:name="org42a3da3"/>テキストモード
<text:bookmark-end text:name="OrgXref.org42a3da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62a99bb"/>
<text:bookmark text:name="org62a99bb"/>C/C++モード
<text:bookmark-end text:name="OrgXref.org62a99bb"/></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093bd03"/>
<text:bookmark text:name="org093bd03"/>C#モード
<text:bookmark-end text:name="OrgXref.org093bd03"/></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b10599"/>
<text:bookmark text:name="org8b10599"/>Infoモード
<text:bookmark-end text:name="OrgXref.org8b1059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2ac37c3"/>
<text:bookmark text:name="org2ac37c3"/>Rモード
<text:bookmark-end text:name="OrgXref.org2ac37c3"/></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537d4a6"/>
<text:bookmark text:name="org537d4a6"/>nXMLモード
<text:bookmark-end text:name="OrgXref.org537d4a6"/></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7cc2f6"/>
<text:bookmark text:name="org77cc2f6"/>yamlモード
<text:bookmark-end text:name="OrgXref.org77cc2f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3092ef6"/>
<text:bookmark text:name="org3092ef6"/>jsonモード
<text:bookmark-end text:name="OrgXref.org3092ef6"/></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e74975"/>
<text:bookmark text:name="orgfe74975"/>javascriptモード
<text:bookmark-end text:name="OrgXref.orgfe74975"/></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3ab3e15"/>
<text:bookmark text:name="org3ab3e15"/>csvモード
<text:bookmark-end text:name="OrgXref.org3ab3e15"/></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7f96430"/>
<text:bookmark text:name="org7f96430"/>asciiモード
<text:bookmark-end text:name="OrgXref.org7f96430"/></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71cf0cb"/>
<text:bookmark text:name="org71cf0cb"/>esモード
<text:bookmark-end text:name="OrgXref.org71cf0cb"/></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54cc51"/>
<text:bookmark text:name="org554cc51"/>gnuplotモード
<text:bookmark-end text:name="OrgXref.org554cc5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ea010e"/>
<text:bookmark text:name="orgcea010e"/>markdown-mode
<text:bookmark-end text:name="OrgXref.orgcea010e"/></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4c16eaf"/>
<text:bookmark text:name="org4c16eaf"/>cmakeモード
<text:bookmark-end text:name="OrgXref.org4c16eaf"/></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f836c62"/>
<text:bookmark text:name="orgf836c62"/>スペルチェック
<text:bookmark-end text:name="OrgXref.orgf836c62"/></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d55bb53"/>
<text:bookmark text:name="orgd55bb53"/>リアルタイムスペルチェック
<text:bookmark-end text:name="OrgXref.orgd55bb53"/></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15c32b9"/>
<text:bookmark text:name="org15c32b9"/>[latex-math-preview.el] TeX数式をプレビュー
<text:bookmark-end text:name="OrgXref.org15c32b9"/></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14eb4b2"/>
<text:bookmark text:name="org14eb4b2"/>[po-mode.el] 翻訳ファイルの編集
<text:bookmark-end text:name="OrgXref.org14eb4b2"/></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c1dbc1"/>
<text:bookmark text:name="org8c1dbc1"/>[word-count.el] リージョン内の文字をカウントする
<text:bookmark-end text:name="OrgXref.org8c1dbc1"/></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6edcc2"/>
<text:bookmark text:name="org36edcc2"/>[yatex.el] YaTeXモード
<text:bookmark-end text:name="OrgXref.org36edcc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5380140"/>
<text:bookmark text:name="org5380140"/>[auxtex.el] AUCTEXモード
<text:bookmark-end text:name="OrgXref.org5380140"/></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7271bff"/>
<text:bookmark text:name="org7271bff"/>[display-time-world-mode] 世界時計
<text:bookmark-end text:name="OrgXref.org7271bff"/></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d26665e"/>
<text:bookmark text:name="orgd26665e"/>[yasnippet.el] Emacs用のテンプレートシステム
<text:bookmark-end text:name="OrgXref.orgd26665e"/></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b808e44"/>
<text:bookmark text:name="orgb808e44"/>[sdic.el] 英辞郎で英単語を調べる
<text:bookmark-end text:name="OrgXref.orgb808e44"/></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be67e41"/>
<text:bookmark text:name="orgbe67e41"/>[osx-dictionary.el] MacOSのdictionary.appで辞書をひく
<text:bookmark-end text:name="OrgXref.orgbe67e41"/></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a0c47fc"/>
<text:bookmark text:name="orga0c47fc"/>MacOSのdictionary.appでCOBUILD5の辞書をひく（旧）
<text:bookmark-end text:name="OrgXref.orga0c47fc"/></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38e240f"/>
<text:bookmark text:name="org38e240f"/>マイナーモード化
<text:bookmark-end text:name="OrgXref.org38e240f"/></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ffafc76"/>
<text:bookmark text:name="orgffafc76"/>キーバインド
<text:bookmark-end text:name="OrgXref.orgffafc76"/></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9e8f259"/>
<text:bookmark text:name="org9e8f259"/>[lookup.el] 辞書
<text:bookmark-end text:name="OrgXref.org9e8f25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cc54fc0"/>
<text:bookmark text:name="orgcc54fc0"/>[cacoo] Cacoo で描く
<text:bookmark-end text:name="OrgXref.orgcc54fc0"/></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bcea42"/>
<text:bookmark text:name="orgbbcea42"/>[iedit] バッファ内の同じ文字列を一度に編集する
<text:bookmark-end text:name="OrgXref.orgbbcea42"/></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56439e9"/>
<text:bookmark text:name="org56439e9"/>[web-mode] HTML編集
<text:bookmark-end text:name="OrgXref.org56439e9"/></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736cbbb"/>
<text:bookmark text:name="org736cbbb"/>[emmet-mode] zencoding の後継
<text:bookmark-end text:name="OrgXref.org736cbbb"/></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37668b7"/>
<text:bookmark text:name="org37668b7"/>[zencoding-mode] HTML編集の高速化（旧）
<text:bookmark-end text:name="OrgXref.org37668b7"/></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53a7d38"/>
<text:bookmark text:name="org53a7d38"/>[describe-number] 16進数などを確認
<text:bookmark-end text:name="OrgXref.org53a7d38"/></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902b6c"/>
<text:bookmark text:name="org8902b6c"/>[web-beautify.el] ソースコード整形
<text:bookmark-end text:name="OrgXref.org8902b6c"/></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deeb59a"/>
<text:bookmark text:name="orgdeeb59a"/>[smartparens.el] 対応するカッコの挿入をアシスト
<text:bookmark-end text:name="OrgXref.orgdeeb59a"/></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eda864e"/>
<text:bookmark text:name="orgeda864e"/>[replace-from-region.el] 選択領域を別の文字列に置き換える
<text:bookmark-end text:name="OrgXref.orgeda864e"/></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810d35f"/>
<text:bookmark text:name="org810d35f"/>[selected.el] リージョン選択時のアクションを制御
<text:bookmark-end text:name="OrgXref.org810d35f"/></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i"</text:span>)<text:s/>#'my:org-list-insert-items)</text:p>
      <text:p text:style-name="OrgSrcBlock"><text:s/><text:s/><text:s/><text:s/>(define-key<text:s/>selected-keymap<text:s/>(kbd<text:s/><text:span text:style-name="OrgSrcFontLockStringFace">"I"</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8c429ab"/>
<text:bookmark text:name="org8c429ab"/>[helm-selected.el] selecte.el のアクション候補を絞り込み
<text:bookmark-end text:name="OrgXref.org8c429ab"/></text:h>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fdb2f86"/>
<text:bookmark text:name="orgfdb2f86"/><text:span text:style-name="OrgTodo">TODO</text:span> [git-complete.el] GIT grep を使う補完エンジン
<text:bookmark-end text:name="OrgXref.orgfdb2f8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org643114b"/>
<text:bookmark text:name="org643114b"/>表示サポート
<text:bookmark-end text:name="OrgXref.org643114b"/></text:h>
      <text:h text:style-name="Heading_20_2" text:outline-level="2" text:is-list-header="false">
<text:bookmark-start text:name="OrgXref.org4b457c0"/>
<text:bookmark text:name="org4b457c0"/>モードラインのモード名を短くする
<text:bookmark-end text:name="OrgXref.org4b457c0"/></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1034550"/>
<text:bookmark text:name="org1034550"/>続・モードラインのモード名を短縮する
<text:bookmark-end text:name="OrgXref.org1034550"/></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orgstruct-mode<text:s/><text:span text:style-name="OrgSrcFontLockStringFace">"<text:s/>OrgS"</text:span><text:s/><text:span text:style-name="OrgSrcFontLockStringFace">"org"</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f9342d1"/>
<text:bookmark text:name="orgf9342d1"/>モードラインのNarrowを短くする
<text:bookmark-end text:name="OrgXref.orgf9342d1"/></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ee8c341"/>
<text:bookmark text:name="orgee8c341"/>モードラインの節約（VC-mode編）
<text:bookmark-end text:name="OrgXref.orgee8c341"/></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8ca5fe4"/>
<text:bookmark text:name="org8ca5fe4"/>モードラインの色をカスタマイズする
<text:bookmark-end text:name="OrgXref.org8ca5fe4"/></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8122463"/>
<text:bookmark text:name="org8122463"/>色セット例
<text:bookmark-end text:name="OrgXref.org812246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b4cf6e1"/>
<text:bookmark text:name="orgb4cf6e1"/>visible-bell のカスタマイズ
<text:bookmark-end text:name="OrgXref.orgb4cf6e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c878d19"/>
<text:bookmark text:name="orgc878d19"/>常に <text:span text:style-name="Bold">scratch</text:span> を表示して起動する
<text:bookmark-end text:name="OrgXref.orgc878d19"/></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1701178"/>
<text:bookmark text:name="org1701178"/>バッテリー情報をモードラインに表示する
<text:bookmark-end text:name="OrgXref.org1701178"/></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2e4436"/>
<text:bookmark text:name="orge2e4436"/>スクロールバーを非表示にする
<text:bookmark-end text:name="OrgXref.orge2e4436"/></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4929648"/>
<text:bookmark text:name="org4929648"/>[yascroll] フリンジにスクロールバーを出す
<text:bookmark-end text:name="OrgXref.org4929648"/></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1c9b3d9"/>
<text:bookmark text:name="org1c9b3d9"/>ツールバーを非表示にする
<text:bookmark-end text:name="OrgXref.org1c9b3d9"/></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0914e2c"/>
<text:bookmark text:name="org0914e2c"/>起動時のスプラッシュ画面を表示しない
<text:bookmark-end text:name="OrgXref.org0914e2c"/></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e451cf"/>
<text:bookmark text:name="org0e451cf"/>カーソル行の行数をモードラインに表示する
<text:bookmark-end text:name="OrgXref.org0e451cf"/></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aae36f0"/>
<text:bookmark text:name="orgaae36f0"/>カーソル行の関数名をモードラインに表示する
<text:bookmark-end text:name="OrgXref.orgaae36f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42c6556"/>
<text:bookmark text:name="org42c6556"/>時刻をモードラインに表示する
<text:bookmark-end text:name="OrgXref.org42c6556"/></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424b63e"/>
<text:bookmark text:name="org424b63e"/>対応するカッコをハイライトする
<text:bookmark-end text:name="OrgXref.org424b63e"/></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2410ffc"/>
<text:bookmark text:name="org2410ffc"/>全角スペースと行末タブ／半角スペースを強調表示する
<text:bookmark-end text:name="OrgXref.org2410ff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680de40"/>
<text:bookmark text:name="org680de40"/>バッファの終わりをフリンジで明示
<text:bookmark-end text:name="OrgXref.org680de40"/></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79211d2"/>
<text:bookmark text:name="org79211d2"/>[migemo.el] ローマ字入力で日本語を検索する
<text:bookmark-end text:name="OrgXref.org79211d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47e31b1"/>
<text:bookmark text:name="org47e31b1"/>[anything.el] 何でも絞り込みインターフェイス（旧）
<text:bookmark-end text:name="OrgXref.org47e31b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71da3c2"/>
<text:bookmark text:name="org71da3c2"/>[helm.el] 続・何でも絞り込みインターフェイス
<text:bookmark-end text:name="OrgXref.org71da3c2"/></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batch-build</text:p>
      <text:p text:style-name="OrgSrcBlock"><text:s/><text:s/><text:s/><text:s/><text:s/><text:s/>(recentf-mode<text:s/>1))</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27d475d"/>
<text:bookmark text:name="org27d475d"/>[stripe-buffer.el] テーブルの色をストライプにする
<text:bookmark-end text:name="OrgXref.org27d475d"/></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ceb5844"/>
<text:bookmark text:name="orgceb5844"/>[rainbow-delimiters] 対応するカッコに色を付ける
<text:bookmark-end text:name="OrgXref.orgceb584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7d89d7c"/>
<text:bookmark text:name="org7d89d7c"/>[git-gutter-fringe] 編集差分をフレーム端で視覚化
<text:bookmark-end text:name="OrgXref.org7d89d7c"/></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b424fcc"/>
<text:bookmark text:name="orgb424fcc"/>[zlc.el] find-file バッファを zsh ライクにする
<text:bookmark-end text:name="OrgXref.orgb424fcc"/></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568f414"/>
<text:bookmark text:name="org568f414"/>[japanese-holidays] カレンダーをカラフルにする
<text:bookmark-end text:name="OrgXref.org568f41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d1aca14"/>
<text:bookmark text:name="orgd1aca14"/>[calendar.el] カレンダーで週番号を表示する
<text:bookmark-end text:name="OrgXref.orgd1aca14"/></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a7cded3"/>
<text:bookmark text:name="orga7cded3"/>[guide-key] キーバインドの選択肢をポップアップする
<text:bookmark-end text:name="OrgXref.orga7cded3"/></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e62b12d"/>
<text:bookmark text:name="orge62b12d"/>[which-key] キーバインドの選択肢をポップアップする
<text:bookmark-end text:name="OrgXref.orge62b12d"/></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1405325"/>
<text:bookmark text:name="org1405325"/>[stock-ticker] 株価をモードラインに表示
<text:bookmark-end text:name="OrgXref.org1405325"/></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edc7ad7"/>
<text:bookmark text:name="orgedc7ad7"/>[mode-icons] 使用中のモード表示をアイコンで代替
<text:bookmark-end text:name="OrgXref.orgedc7ad7"/></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b465f27"/>
<text:bookmark text:name="orgb465f27"/>[highlight-symbol] 同じ名前のシンボルをハイライトする
<text:bookmark-end text:name="OrgXref.orgb465f2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c021b01"/>
<text:bookmark text:name="orgc021b01"/>[all-the-icons-dired] フォントを使ったアイコンを表示
<text:bookmark-end text:name="OrgXref.orgc021b01"/></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83cdbc"/>
<text:bookmark text:name="orgd83cdbc"/>[eldoc.el] コンテクストに応じてヘルプを表示
<text:bookmark-end text:name="OrgXref.orgd83cdb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1" text:outline-level="1" text:is-list-header="false">
<text:bookmark-start text:name="OrgXref.orgee36f1c"/>
<text:bookmark text:name="orgee36f1c"/>メディアサポート
<text:bookmark-end text:name="OrgXref.orgee36f1c"/></text:h>
      <text:h text:style-name="Heading_20_2" text:outline-level="2" text:is-list-header="false">
<text:bookmark-start text:name="OrgXref.orgee09063"/>
<text:bookmark text:name="orgee09063"/>[bongo.el] Emacsのバッファで音楽ライブラリを管理する
<text:bookmark-end text:name="OrgXref.orgee09063"/></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2802f03"/>
<text:bookmark text:name="org2802f03"/>[GoogleMaps.el] GoogleMaps を Emacs 内で使う
<text:bookmark-end text:name="OrgXref.org2802f03"/></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be5b89a"/>
<text:bookmark text:name="orgbe5b89a"/>[org-google-weather.el] org-agenda に天気を表示する
<text:bookmark-end text:name="OrgXref.orgbe5b89a"/></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7451982"/>
<text:bookmark text:name="org7451982"/>[japanlaw.el] Emacs 電子六法
<text:bookmark-end text:name="OrgXref.org7451982"/></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6dda63c"/>
<text:bookmark text:name="org6dda63c"/>[sunshine.el] 天気を知る
<text:bookmark-end text:name="OrgXref.org6dda63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f137a84"/>
<text:bookmark text:name="orgf137a84"/>履歴／ファイル管理
<text:bookmark-end text:name="OrgXref.orgf137a84"/></text:h>
      <text:h text:style-name="Heading_20_2" text:outline-level="2" text:is-list-header="false">
<text:bookmark-start text:name="OrgXref.orgf6391c8"/>
<text:bookmark text:name="orgf6391c8"/>[dired] ファイラのサポートツール
<text:bookmark-end text:name="OrgXref.orgf6391c8"/></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c16a1e8"/>
<text:bookmark text:name="orgc16a1e8"/>Undoバッファを無限に取る
<text:bookmark-end text:name="OrgXref.orgc16a1e8"/></text:h>
      <text:p text:style-name="OrgSrcBlockLastLine">(<text:span text:style-name="OrgSrcFontLockKeywordFace">setq</text:span><text:s/>undo-outer-limit<text:s/>nil)</text:p>
      <text:h text:style-name="Heading_20_2" text:outline-level="2" text:is-list-header="false">
<text:bookmark-start text:name="OrgXref.org42808c5"/>
<text:bookmark text:name="org42808c5"/>[undo-tree] 編集履歴をわかりやすくたどる
<text:bookmark-end text:name="OrgXref.org42808c5"/></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21d61d5"/>
<text:bookmark text:name="org21d61d5"/>バッファ保存時にバックアップファイルを生成する
<text:bookmark-end text:name="OrgXref.org21d61d5"/></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aeb2f65"/>
<text:bookmark text:name="orgaeb2f65"/>バッファ保存時にバックアップを生成させない
<text:bookmark-end text:name="OrgXref.orgaeb2f65"/></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021edd"/>
<text:bookmark text:name="orgf021edd"/>ミニバッファの履歴を保存しリストアする
<text:bookmark-end text:name="OrgXref.orgf021edd"/></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439b28b"/>
<text:bookmark text:name="org439b28b"/>履歴サイズを大きくする
<text:bookmark-end text:name="OrgXref.org439b28b"/></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6b5ae5c"/>
<text:bookmark text:name="org6b5ae5c"/>Emacs終了時に開いていたバッファを起動時に復元する
<text:bookmark-end text:name="OrgXref.org6b5ae5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0b95dcb"/>
<text:bookmark text:name="org0b95dcb"/>最近開いたファイルリストを保持
<text:bookmark-end text:name="OrgXref.org0b95dcb"/></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a1db106"/>
<text:bookmark text:name="orga1db106"/>深夜にバッファを自動整理する
<text:bookmark-end text:name="OrgXref.orga1db106"/></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02e04f6"/>
<text:bookmark text:name="org02e04f6"/>[auto-save-buffers.el] 一定間隔でバッファを保存する
<text:bookmark-end text:name="OrgXref.org02e04f6"/></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3b652a5"/>
<text:bookmark text:name="org3b652a5"/>[backup-dir.el] バックアップファイルを一箇所に集める
<text:bookmark-end text:name="OrgXref.org3b652a5"/></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95c52c"/>
<text:bookmark text:name="orga95c52c"/>[backup-each-save] クラッシュに備える
<text:bookmark-end text:name="OrgXref.orga95c52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d742886"/>
<text:bookmark text:name="orgd742886"/>特定のファイルを Dropbox 以下にバックアップする
<text:bookmark-end text:name="OrgXref.orgd742886"/></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528278f"/>
<text:bookmark text:name="org528278f"/>[session.el] 様々な履歴を保存し復元に利用する
<text:bookmark-end text:name="OrgXref.org528278f"/></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d296f3b"/>
<text:bookmark text:name="orgd296f3b"/>[wakatime-mode.el] WakaTime を利用して作業記録する
<text:bookmark-end text:name="OrgXref.orgd296f3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c0a208"/>
<text:bookmark text:name="org3c0a208"/>[neotree.el] ディレクトリ情報をツリー表示
<text:bookmark-end text:name="OrgXref.org3c0a208"/></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88c2a0c"/>
<text:bookmark text:name="org88c2a0c"/>[osx-trash] system-move-file-to-trash を有効にする
<text:bookmark-end text:name="OrgXref.org88c2a0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3d31bc"/>
<text:bookmark text:name="org53d31bc"/><text:span text:style-name="OrgTodo">TODO</text:span> [helpful] リッチなヘルプページ
<text:bookmark-end text:name="OrgXref.org53d31bc"/></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113562a"/>
<text:bookmark text:name="org113562a"/>[keyfreq.el] コマンドログ
<text:bookmark-end text:name="OrgXref.org113562a"/></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966f9ad"/>
<text:bookmark text:name="org966f9ad"/>開発サポート
<text:bookmark-end text:name="OrgXref.org966f9ad"/></text:h>
      <text:h text:style-name="Heading_20_2" text:outline-level="2" text:is-list-header="false">
<text:bookmark-start text:name="OrgXref.orga57a7a6"/>
<text:bookmark text:name="orga57a7a6"/>便利キーバインド
<text:bookmark-end text:name="OrgXref.orga57a7a6"/></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3961fe4"/>
<text:bookmark text:name="org3961fe4"/>[gist.el] Gist インターフェイス
<text:bookmark-end text:name="OrgXref.org3961fe4"/></text:h>
      <text:p text:style-name="OrgSrcBlockLastLine">(autoload-if-found<text:s/>'(gist)<text:s/><text:span text:style-name="OrgSrcFontLockStringFace">"gist"</text:span><text:s/>nil<text:s/>t)</text:p>
      <text:h text:style-name="Heading_20_2" text:outline-level="2" text:is-list-header="false">
<text:bookmark-start text:name="OrgXref.orgd9d2211"/>
<text:bookmark text:name="orgd9d2211"/>[doxymacs.el] Doxygen のコメントを簡単に入力する
<text:bookmark-end text:name="OrgXref.orgd9d2211"/></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831ec08"/>
<text:bookmark text:name="org831ec08"/>[matlab.el] Matlab用の設定<text:tab/><text:span text:style-name="OrgTags">[<text:span text:style-name="OrgTag">Mac</text:span>]</text:span>
<text:bookmark-end text:name="OrgXref.org831ec08"/></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fa006f"/>
<text:bookmark text:name="org5fa006f"/>[flycheck.el] 構文エラー表示
<text:bookmark-end text:name="OrgXref.org5fa006f"/></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4d912e7"/>
<text:bookmark text:name="org4d912e7"/>[auto-complete.el] 自動補完機能
<text:bookmark-end text:name="OrgXref.org4d912e7"/></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96548b1"/>
<text:bookmark text:name="org96548b1"/>[auto-complete-clang.el] オムニ補完
<text:bookmark-end text:name="OrgXref.org96548b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965513b"/>
<text:bookmark text:name="org965513b"/>References
<text:bookmark-end text:name="OrgXref.org965513b"/></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21e579b"/>
<text:bookmark text:name="org21e579b"/>[hideshowvis.el] 関数の表示／非表示
<text:bookmark-end text:name="OrgXref.org21e579b"/></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5641501"/>
<text:bookmark text:name="org5641501"/>[origami.el] 関数の折りたたみ
<text:bookmark-end text:name="OrgXref.org5641501"/></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50ff556"/>
<text:bookmark text:name="org50ff556"/>[quickrun.el] お手軽ビルド
<text:bookmark-end text:name="OrgXref.org50ff556"/></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ea66c20"/>
<text:bookmark text:name="orgea66c20"/>[ggtags.el] タグジャンプ
<text:bookmark-end text:name="OrgXref.orgea66c2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8ce6fea"/>
<text:bookmark text:name="org8ce6fea"/>[0xc] N進数変換
<text:bookmark-end text:name="OrgXref.org8ce6fea"/></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83b52a0"/>
<text:bookmark text:name="org83b52a0"/><text:span text:style-name="OrgTodo">TODO</text:span> [EditorConfig] コードスタイルの強制
<text:bookmark-end text:name="OrgXref.org83b52a0"/></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3ae604"/>
<text:bookmark text:name="org73ae604"/>[uuid.el] UUID の生成
<text:bookmark-end text:name="OrgXref.org73ae604"/></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dbb4b77"/>
<text:bookmark text:name="orgdbb4b77"/>[hexl.el] バイナリファイルを開く
<text:bookmark-end text:name="OrgXref.orgdbb4b77"/></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95d5a1a"/>
<text:bookmark text:name="org95d5a1a"/>[package-lint.el] MEPLA登録用Lint
<text:bookmark-end text:name="OrgXref.org95d5a1a"/></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4916693"/>
<text:bookmark text:name="org4916693"/><text:span text:style-name="OrgTodo">TODO</text:span> [cov] カバレッジの状態をフリンジで確認
<text:bookmark-end text:name="OrgXref.org4916693"/></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3425a5b"/>
<text:bookmark text:name="org3425a5b"/><text:span text:style-name="OrgTodo">TODO</text:span> [projectile.el] ディレクトリ単位でファイル群をプロジェクト扱いする
<text:bookmark-end text:name="OrgXref.org3425a5b"/></text:h>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KeywordFace">setq</text:span><text:s/>projectile-completion-system<text:s/>'helm))</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4748e63"/>
<text:bookmark text:name="org4748e63"/><text:span text:style-name="OrgTodo">TODO</text:span> [magit.el] Gitクライアント
<text:bookmark-end text:name="OrgXref.org4748e63"/></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c1c6510"/>
<text:bookmark text:name="orgc1c6510"/>Org Mode
<text:bookmark-end text:name="OrgXref.orgc1c6510"/></text:h>
      <text:h text:style-name="Heading_20_2" text:outline-level="2" text:is-list-header="false">
<text:bookmark-start text:name="OrgXref.org1f1c8dc"/>
<text:bookmark text:name="org1f1c8dc"/>基本設定
<text:bookmark-end text:name="OrgXref.org1f1c8d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e0e7f60"/>
<text:bookmark text:name="orge0e7f60"/>contribution を使う
<text:bookmark-end text:name="OrgXref.orge0e7f60"/></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78690df"/>
<text:bookmark text:name="org78690df"/>iCal との連携
<text:bookmark-end text:name="OrgXref.org78690df"/></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f8bb154"/>
<text:bookmark text:name="orgf8bb154"/>スピードコマンド
<text:bookmark-end text:name="OrgXref.orgf8bb154"/></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ancel-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ancel-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7cc3dab"/>
<text:bookmark text:name="org7cc3dab"/>Pomodoro
<text:bookmark-end text:name="OrgXref.org7cc3dab"/></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通知を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90"</text:span>)</text:p>
      <text:p text:style-name="OrgSrcBlock"><text:s/><text:s/>(<text:span text:style-name="OrgSrcFontLockKeywordFace">setq</text:span><text:s/>growl-pomodoro-default-task-name<text:s/><text:span text:style-name="OrgSrcFontLockStringFace">"Time<text:s/>is<text:s/>up!"</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LastLine"><text:s/><text:s/>(add-hook<text:s/>'org-timer-done-hook<text:s/>#'growl-pomodoro-timer))</text:p>
      <text:h text:style-name="Heading_20_2" text:outline-level="2" text:is-list-header="false">
<text:bookmark-start text:name="OrgXref.orgbcfeb4d"/>
<text:bookmark text:name="orgbcfeb4d"/>face 関連
<text:bookmark-end text:name="OrgXref.orgbcfeb4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299de73"/>
<text:bookmark text:name="org299de73"/><text:span text:style-name="OrgTodo">TODO</text:span> キーワードのカスタマイズ
<text:bookmark-end text:name="OrgXref.org299de73"/></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c5f3a4c"/>
<text:bookmark text:name="orgc5f3a4c"/>ImageMagick を使って様々な画像をインライン表示する
<text:bookmark-end text:name="OrgXref.orgc5f3a4c"/></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085878"/>
<text:bookmark text:name="org5085878"/>[org-agenda] タスク／予定管理
<text:bookmark-end text:name="OrgXref.org508587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ee72f5e"/>
<text:bookmark text:name="orgee72f5e"/><text:span text:style-name="OrgTodo">TODO</text:span> [orgbox.el] スケジュール追加のわかりやすい入力
<text:bookmark-end text:name="OrgXref.orgee72f5e"/></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e18538"/>
<text:bookmark text:name="orgfe18538"/><text:span text:style-name="OrgTodo">TODO</text:span> [org-review.el] レビューフローのサポート
<text:bookmark-end text:name="OrgXref.orgfe18538"/></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f28c707"/>
<text:bookmark text:name="orgf28c707"/>[appt.el] アラーム設定
<text:bookmark-end text:name="OrgXref.orgf28c70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292f28c"/>
<text:bookmark text:name="org292f28c"/>[org-capture] 高速にメモを取る
<text:bookmark-end text:name="OrgXref.org292f28c"/></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c686093"/>
<text:bookmark text:name="orgc686093"/>[org-refile] orgツリーの高速移動
<text:bookmark-end text:name="OrgXref.orgc686093"/></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643dfbe"/>
<text:bookmark text:name="org643dfbe"/>[org-babel] 基本設定
<text:bookmark-end text:name="OrgXref.org643dfbe"/></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2a967d3"/>
<text:bookmark text:name="org2a967d3"/>[org-babel] ソースブロックの入力キーをカスタマイズ
<text:bookmark-end text:name="OrgXref.org2a967d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d6c7823"/>
<text:bookmark text:name="orgd6c7823"/>[MobileOrg] iOS との連携
<text:bookmark-end text:name="OrgXref.orgd6c7823"/></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1d404eb"/>
<text:bookmark text:name="org1d404eb"/>[org-tree-slide] Org でプレゼンテーション
<text:bookmark-end text:name="OrgXref.org1d404eb"/></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7c5aa81"/>
<text:bookmark text:name="org7c5aa81"/>[org-tree-slide] クロックインとアウトを自動化する
<text:bookmark-end text:name="OrgXref.org7c5aa81"/></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Text_20_body">導入等は，<text:a xlink:type="simple" xlink:href="https://qiita.com/takaxp/items/6b2d1e05e7ce4517274d">記事</text:a>を参照してください．<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f568f37"/>
<text:bookmark text:name="orgf568f37"/>[org-tree-slide] 特定のツリーをプロポーショナルフォントで表示する
<text:bookmark-end text:name="OrgXref.orgf568f37"/></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9a6bc5f"/>
<text:bookmark text:name="org9a6bc5f"/>[org-tree-slide] ヘッドラインをリッチにする
<text:bookmark-end text:name="OrgXref.org9a6bc5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c7c8633"/>
<text:bookmark text:name="orgc7c8633"/><text:span text:style-name="OrgTodo">TODO</text:span> [org-tree-slide] BEGIN_SRCとEND_SRCを消して背景色を変える
<text:bookmark-end text:name="OrgXref.orgc7c8633"/></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776706"/>
<text:bookmark text:name="org4776706"/><text:span text:style-name="OrgTodo">TODO</text:span> [org-fstree] ディレクトリ構造を読み取る
<text:bookmark-end text:name="OrgXref.org4776706"/></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4b14572"/>
<text:bookmark text:name="org4b14572"/>[calfw-org] calfw に org の予定を表示する
<text:bookmark-end text:name="OrgXref.org4b1457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dca510c"/>
<text:bookmark text:name="orgdca510c"/>[org-export-generic] エクスポート機能を拡張する
<text:bookmark-end text:name="OrgXref.orgdca510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04cc138"/>
<text:bookmark text:name="org04cc138"/><text:span text:style-name="OrgTodo">TODO</text:span> [ox] 出力形式の拡張
<text:bookmark-end text:name="OrgXref.org04cc138"/></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1453601"/>
<text:bookmark text:name="org1453601"/>[org-odt] ODT形式に出力
<text:bookmark-end text:name="OrgXref.org1453601"/></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eb3a40"/>
<text:bookmark text:name="org1eb3a40"/>[ox-twbs] Twitter Bootstrap 互換のHTML出力
<text:bookmark-end text:name="OrgXref.org1eb3a40"/></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6a4c33f"/>Listing <text:sequence text:ref-name="org6a4c33f"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08b20b7"/>
<text:bookmark text:name="org08b20b7"/>[org-crypt] ツリーを暗号化する
<text:bookmark-end text:name="OrgXref.org08b20b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91de0d6"/>
<text:bookmark text:name="org91de0d6"/>[org-mac-link] 外部アプリから情報を取る
<text:bookmark-end text:name="OrgXref.org91de0d6"/></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73ab897"/>
<text:bookmark text:name="org73ab897"/><text:span text:style-name="OrgTodo">TODO</text:span> Parers3.app からリンクを取得する
<text:bookmark-end text:name="OrgXref.org73ab89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08ab220"/>
<text:bookmark text:name="org08ab220"/><text:span text:style-name="OrgTodo">TODO</text:span> Papers3.app のリンクを開けるようにする
<text:bookmark-end text:name="OrgXref.org08ab220"/></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566424e"/>
<text:bookmark text:name="org566424e"/><text:span text:style-name="OrgTodo">TODO</text:span> [org-attach] 外部ファイルを紐付ける
<text:bookmark-end text:name="OrgXref.org566424e"/></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0a49afa"/>
<text:bookmark text:name="org0a49afa"/><text:span text:style-name="OrgTodo">TODO</text:span> [org-screenshot] スクリーンショットを貼り付ける
<text:bookmark-end text:name="OrgXref.org0a49afa"/></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e4bad25"/>
<text:bookmark text:name="orge4bad25"/>[terminal-notifier] イベント通知
<text:bookmark-end text:name="OrgXref.orge4bad25"/></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text:s/><text:s/><text:s/><text:s/>(add-hook<text:s/>'kill-emacs-hook<text:s/>#'my:org-clock-out-and-save-when-exit))</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652683f"/>
<text:bookmark text:name="org652683f"/>References
<text:bookmark-end text:name="OrgXref.org652683f"/></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8b45ae1"/>
<text:bookmark text:name="org8b45ae1"/>[org-grep] org ファイルを grep する
<text:bookmark-end text:name="OrgXref.org8b45ae1"/></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04d90d0"/>
<text:bookmark text:name="org04d90d0"/>[ox-reveal] ナイスなHTML5プレゼンテーション出力
<text:bookmark-end text:name="OrgXref.org04d90d0"/></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190dddc"/>
<text:bookmark text:name="org190dddc"/><text:span text:style-name="OrgTodo">READ</text:span> ME を常に org-mode で開く
<text:bookmark-end text:name="OrgXref.org190ddd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ad7284c"/>
<text:bookmark text:name="orgad7284c"/>Growlnotify と org-mode でアラーム管理
<text:bookmark-end text:name="OrgXref.orgad7284c"/></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set-alarms-from-file<text:s/>trigger-file)</text:p>
      <text:p text:style-name="OrgSrcBlock"><text:s/><text:s/><text:s/><text:s/><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tr/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622ad03"/>
<text:bookmark text:name="org622ad03"/>org-mode の latex エクスポート関数をオーバーライド
<text:bookmark-end text:name="OrgXref.org622ad0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bedcabc"/>
<text:bookmark text:name="orgbedcabc"/>[org-autolist] ブリッツの入力を簡単に
<text:bookmark-end text:name="OrgXref.orgbedcabc"/></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f7f58d1"/>
<text:bookmark text:name="orgf7f58d1"/>[org-dashboard] 進捗をプログレスバーで確認
<text:bookmark-end text:name="OrgXref.orgf7f58d1"/></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9108948"/>
<text:bookmark text:name="org9108948"/><text:span text:style-name="OrgTodo">TODO</text:span> [org-clock-today] 今日の総作業時間をモードラインに表示
<text:bookmark-end text:name="OrgXref.org910894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3e5eb85"/>
<text:bookmark text:name="org3e5eb85"/><text:span text:style-name="OrgTodo">TODO</text:span> [org-recent-headings] 訪問したツリーを記録し簡単に再訪問可能にする
<text:bookmark-end text:name="OrgXref.org3e5eb85"/></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6df9472"/>
<text:bookmark text:name="org6df9472"/><text:span text:style-name="OrgTodo">TODO</text:span> [orgnav] ツリーの検索インタフェース
<text:bookmark-end text:name="OrgXref.org6df9472"/></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5443fd8"/>
<text:bookmark text:name="org5443fd8"/><text:span text:style-name="OrgTodo">TODO</text:span> [org-random-todo] ランダムにタスクを選ぶ
<text:bookmark-end text:name="OrgXref.org5443fd8"/></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d609d56"/>
<text:bookmark text:name="orgd609d56"/><text:span text:style-name="OrgTodo">TODO</text:span> [toc-org] 目次の挿入
<text:bookmark-end text:name="OrgXref.orgd609d56"/></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c81f9c5"/>
<text:bookmark text:name="orgc81f9c5"/>フレーム／ウィンドウ制御
<text:bookmark-end text:name="OrgXref.orgc81f9c5"/></text:h>
      <text:h text:style-name="Heading_20_2" text:outline-level="2" text:is-list-header="false">
<text:bookmark-start text:name="OrgXref.orgdf36b81"/>
<text:bookmark text:name="orgdf36b81"/>起動時の設定
<text:bookmark-end text:name="OrgXref.orgdf36b81"/></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pan text:style-name="OrgSrcFontLockCommentDelimiterFace">;;<text:s/></text:span><text:span text:style-name="OrgSrcFontLockCommentFace">(width<text:s/>.<text:s/>80)<text:s/>;<text:s/>Width<text:s/><text:s/>:<text:s/>character<text:s/>count</text:span></text:p>
      <text:p text:style-name="OrgSrcBlock"><text:s/><text:s/><text:s/><text:s/><text:s/><text:s/><text:s/><text:s/><text:s/><text:s/><text:s/><text:span text:style-name="OrgSrcFontLockCommentDelimiterFace">;;<text:s/></text:span><text:span text:style-name="OrgSrcFontLockCommentFace">(height<text:s/>.<text:s/>36)</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e52f7c5"/>
<text:bookmark text:name="orge52f7c5"/>複数フレーム対応
<text:bookmark-end text:name="OrgXref.orge52f7c5"/></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16e78e8"/>
<text:bookmark text:name="org16e78e8"/>[e2wm.el] 二画面表示
<text:bookmark-end text:name="OrgXref.org16e78e8"/></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15a39e9"/>
<text:bookmark text:name="org15a39e9"/>[moom.el] キーボードでフレームの場所を移す
<text:bookmark-end text:name="OrgXref.org15a39e9"/></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fullscreen-font-size<text:s/>(moom-fullscreen-font-size))</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s/>#'moom--make-frame-height-ring)</text:p>
      <text:p text:style-name="OrgSrcBlock"><text:s/><text:s/><text:s/><text:s/>(add-hook<text:s/>'moom-after-fullscreen-hook<text:s/>#'moom-move-frame-to-center)</text:p>
      <text:p text:style-name="OrgSrcBlock"><text:s/><text:s/><text:s/><text:s/>(add-hook<text:s/>'moom-after-fullscreen-hook<text:s/>#'moom-print-status)</text:p>
      <text:p text:style-name="OrgSrcBlock"><text:s/><text:s/><text:s/><text:s/>(add-hook<text:s/>'moom-reset-font-size-hook<text:s/>#'moom-move-frame-to-center)</text:p>
      <text:p text:style-name="OrgSrcBlock"><text:s/><text:s/><text:s/><text:s/>(add-hook<text:s/>'moom-reset-font-size-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right<text:s/>edge<text:s/>of<text:s/>the<text:s/>window<text:s/>display</text:span></text:p>
      <text:p text:style-name="OrgSrcBlock"><text:s/><text:s/>(global-set-key<text:s/>(kbd<text:s/><text:span text:style-name="OrgSrcFontLockStringFace">"S-M-0"</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text:span text:style-name="OrgSrcFontLockKeywordFace">defun</text:span><text:s/><text:span text:style-name="OrgSrcFontLockFunctionNameFace">my:mid-font-size</text:span><text:s/>()</text:p>
      <text:p text:style-name="OrgSrcBlock"><text:s/><text:s/><text:s/><text:s/>(<text:span text:style-name="OrgSrcFontLockKeywordFace">interactive</text:span>)</text:p>
      <text:p text:style-name="OrgSrcBlock"><text:s/><text:s/><text:s/><text:s/>(moom-set-font-size-input</text:p>
      <text:p text:style-name="OrgSrcBlock"><text:s/><text:s/><text:s/><text:s/><text:s/>(/<text:s/>(+<text:s/>moom-init-font-size<text:s/>moom-fullscreen-font-size)<text:s/>2))</text:p>
      <text:p text:style-name="OrgSrcBlock"><text:s/><text:s/><text:s/><text:s/>(moom-move-frame-to-center)</text:p>
      <text:p text:style-name="OrgSrcBlock"><text:s/><text:s/><text:s/><text:s/>(moom-print-status))</text:p>
      <text:p text:style-name="OrgSrcBlock"><text:s/><text:s/>(global-set-key<text:s/>(kbd<text:s/><text:span text:style-name="OrgSrcFontLockStringFace">"C-x<text:s/>C-8"</text:span>)<text:s/>'my:mid-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text:span text:style-name="OrgSrcFontLockKeywordFace">defun</text:span><text:s/><text:span text:style-name="OrgSrcFontLockFunctionNameFace">my:increase-font-size</text:span><text:s/>()</text:p>
      <text:p text:style-name="OrgSrcBlock"><text:s/><text:s/><text:s/><text:s/>(<text:span text:style-name="OrgSrcFontLockKeywordFace">interactive</text:span>)</text:p>
      <text:p text:style-name="OrgSrcBlock"><text:s/><text:s/><text:s/><text:s/>(moom-in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increase-font-size)</text:p>
      <text:p text:style-name="OrgSrcBlock"><text:s/><text:s/>(<text:span text:style-name="OrgSrcFontLockKeywordFace">defun</text:span><text:s/><text:span text:style-name="OrgSrcFontLockFunctionNameFace">my:decrease-font-size</text:span><text:s/>()</text:p>
      <text:p text:style-name="OrgSrcBlock"><text:s/><text:s/><text:s/><text:s/>(<text:span text:style-name="OrgSrcFontLockKeywordFace">interactive</text:span>)</text:p>
      <text:p text:style-name="OrgSrcBlock"><text:s/><text:s/><text:s/><text:s/>(moom-de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decrease-font-size))</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2cb580b"/>
<text:bookmark text:name="org2cb580b"/>[popwin.el] ポップアップウィンドウの制御
<text:bookmark-end text:name="OrgXref.org2cb580b"/></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2636ea8"/>
<text:bookmark text:name="org2636ea8"/><text:span text:style-name="OrgTodo">TODO</text:span> [shackle.el] ポップアップウィンドウの制御
<text:bookmark-end text:name="OrgXref.org2636ea8"/></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50a9b46"/>
<text:bookmark text:name="org50a9b46"/>[elscreen.el] Emacs バッファをタブ化
<text:bookmark-end text:name="OrgXref.org50a9b46"/></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fc2b534"/>
<text:bookmark text:name="orgfc2b534"/>[tabbar-ruler] バッファをタブ切り替え可能に
<text:bookmark-end text:name="OrgXref.orgfc2b534"/></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22ec33"/>
<text:bookmark text:name="orgc22ec33"/>[winner-undo.el] ウィンドウ構成の履歴を辿る
<text:bookmark-end text:name="OrgXref.orgc22ec33"/></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7e8ea98"/>
<text:bookmark text:name="org7e8ea98"/>フォント／配色関連
<text:bookmark-end text:name="OrgXref.org7e8ea98"/></text:h>
      <text:h text:style-name="Heading_20_2" text:outline-level="2" text:is-list-header="false">
<text:bookmark-start text:name="OrgXref.orgf8b27dc"/>
<text:bookmark text:name="orgf8b27dc"/>正規表現を見やすくする
<text:bookmark-end text:name="OrgXref.orgf8b27dc"/></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b210c5"/>
<text:bookmark text:name="org0b210c5"/>設定ファイルを見やすくする
<text:bookmark-end text:name="OrgXref.org0b210c5"/></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7f90651"/>
<text:bookmark text:name="org7f90651"/>カーソル行に色をつける
<text:bookmark-end text:name="OrgXref.org7f90651"/></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1f55708"/>
<text:bookmark text:name="org1f55708"/>カーソル色の切り替え<text:tab/><text:span text:style-name="OrgTags">[<text:span text:style-name="OrgTag">Mac</text:span>]</text:span>
<text:bookmark-end text:name="OrgXref.org1f55708"/></text:h>
      <text:p text:style-name="OrgSrcBlock">(<text:span text:style-name="OrgSrcFontLockKeywordFace">when</text:span><text:s/>(<text:span text:style-name="OrgSrcFontLockKeywordFace">and</text:span><text:s/>(string=<text:s/>system-name<text:s/><text:span text:style-name="OrgSrcFontLockStringFace">"mba.local"</text:span>)</text:p>
      <text:p text:style-name="OrgSrcBlock"><text:s/><text:s/><text:s/><text:s/><text:s/><text:s/><text:s/><text:s/><text:s/><text:s/><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message<text:s/><text:span text:style-name="OrgSrcFontLockStringFace">"activate-hook"</text:span>)</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13c2994"/>
<text:bookmark text:name="org13c2994"/>カーソルを点滅させない
<text:bookmark-end text:name="OrgXref.org13c2994"/></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7c984ae"/>
<text:bookmark text:name="org7c984ae"/>カーソル位置のフォントを確認
<text:bookmark-end text:name="OrgXref.org7c984ae"/></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368dd8a"/>
<text:bookmark text:name="org368dd8a"/>フォント設定
<text:bookmark-end text:name="OrgXref.org368dd8a"/></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ascii-font<text:s/>(<text:span text:style-name="OrgSrcFontLockKeywordFace">or</text:span><text:s/>ascii<text:s/><text:span text:style-name="OrgSrcFontLockStringFace">"Monaco"</text:span>))</text:p>
      <text:p text:style-name="OrgSrcBlock"><text:s/><text:s/><text:s/><text:s/><text:s/><text:s/><text:s/><text:s/><text:s/><text:s/>(ja-font<text:s/>(<text:span text:style-name="OrgSrcFontLockKeywordFace">or</text:span><text:s/>ja<text:s/><text:span text:style-name="OrgSrcFontLockStringFace">"Migu<text:s/>2M"</text:span>)))</text:p>
      <text:p text:style-name="OrgSrcBlock"><text:s/><text:s/><text:s/><text:s/><text:s/><text:s/>(<text:span text:style-name="OrgSrcFontLockKeywordFace">with-eval-after-load</text:span><text:s/><text:span text:style-name="OrgSrcFontLockStringFace">"moom"</text:span></text:p>
      <text:p text:style-name="OrgSrcBlock"><text:s/><text:s/><text:s/><text:s/><text:s/><text:s/><text:s/><text:s/>(<text:span text:style-name="OrgSrcFontLockKeywordFace">setq</text:span><text:s/>moom-ascii-font<text:s/>ascii-font</text:p>
      <text:p text:style-name="OrgSrcBlock"><text:s/><text:s/><text:s/><text:s/><text:s/><text:s/><text:s/><text:s/><text:s/><text:s/><text:s/><text:s/><text:s/><text:s/>moom-ja-font<text:s/>ja-fon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2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p>
      <text:h text:style-name="Heading_20_3" text:outline-level="3" text:is-list-header="false">
<text:bookmark-start text:name="OrgXref.org9d575ef"/>
<text:bookmark text:name="org9d575ef"/>フォントのインストール方法
<text:bookmark-end text:name="OrgXref.org9d575e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430a4d"/>
<text:bookmark text:name="org8430a4d"/>フォントチェック用コード
<text:bookmark-end text:name="OrgXref.org8430a4d"/></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2872c08"/>
<text:bookmark text:name="org2872c08"/>行間を制御する
<text:bookmark-end text:name="OrgXref.org2872c08"/></text:h>
      <text:p text:style-name="OrgSrcBlockLastLine">(set-default<text:s/>'line-spacing<text:s/>0.2)</text:p>
      <text:h text:style-name="Heading_20_2" text:outline-level="2" text:is-list-header="false">
<text:bookmark-start text:name="OrgXref.org51d6db9"/>
<text:bookmark text:name="org51d6db9"/>パッチをカラフルに表示する
<text:bookmark-end text:name="OrgXref.org51d6db9"/></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7dd6171"/>
<text:bookmark text:name="org7dd6171"/>背景を黒系色にする
<text:bookmark-end text:name="OrgXref.org7dd617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30214c6"/>
<text:bookmark text:name="org30214c6"/>時間帯を指定して起動時にテーマを切り替える
<text:bookmark-end text:name="OrgXref.org30214c6"/></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7aef46f"/>
<text:bookmark text:name="org7aef46f"/>[rainbow-mode.el] 配色のリアルタイム確認
<text:bookmark-end text:name="OrgXref.org7aef46f"/></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26127e0"/>
<text:bookmark text:name="org26127e0"/>色一覧
<text:bookmark-end text:name="OrgXref.org26127e0"/></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6f18f8c"/>
<text:bookmark text:name="org6f18f8c"/>[volatile-highlights] コピペした領域を強調
<text:bookmark-end text:name="OrgXref.org6f18f8c"/></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293bcca"/>
<text:bookmark text:name="org293bcca"/>[edit-color-stamp] Qt経由でカラーピッカーを使う
<text:bookmark-end text:name="OrgXref.org293bcca"/></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74ed150"/>
<text:bookmark text:name="org74ed150"/>ユーティリティ関数
<text:bookmark-end text:name="OrgXref.org74ed150"/></text:h>
      <text:h text:style-name="Heading_20_2" text:outline-level="2" text:is-list-header="false">
<text:bookmark-start text:name="OrgXref.orgcb94396"/>
<text:bookmark text:name="orgcb94396"/>[pomodoro.el] ポモドーロの実践
<text:bookmark-end text:name="OrgXref.orgcb94396"/></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3044eaa"/>
<text:bookmark text:name="org3044eaa"/>[pomodoro.el] 続・ポモドーロの実践
<text:bookmark-end text:name="OrgXref.org3044ea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s/>(car<text:s/>pomodoro:mode-line-work-sign-list))</text:p>
      <text:p text:style-name="OrgSrcBlock"><text:s/><text:s/><text:s/><text:s/>(apply<text:s/>f<text:s/>minutes))</text:p>
      <text:p text:style-name="OrgSrcBlock"><text:s/><text:s/>(advice-add<text:s/>'pomodoro:start<text:s/><text:span text:style-name="OrgSrcFontLockBuiltinFace">:around</text:span><text:s/>#'advice:pomodoro:start)</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fee5b82"/>
<text:bookmark text:name="orgfee5b82"/>[google-this.el] 単語をグーグル検索
<text:bookmark-end text:name="OrgXref.orgfee5b82"/></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8da251d"/>
<text:bookmark text:name="org8da251d"/>[lingr.el] チャットルームに参加
<text:bookmark-end text:name="OrgXref.org8da251d"/></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efb0566"/>
<text:bookmark text:name="orgefb0566"/>[osx-lib.el] OSX用ユーティリティ<text:tab/><text:span text:style-name="OrgTags">[<text:span text:style-name="OrgTag">Mac</text:span>]</text:span>
<text:bookmark-end text:name="OrgXref.orgefb056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29ccc4"/>
<text:bookmark text:name="orgc29ccc4"/><text:span text:style-name="OrgTodo">TODO</text:span> [password-store.el] パスワード管理
<text:bookmark-end text:name="OrgXref.orgc29ccc4"/></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c7a66b7"/>
<text:bookmark text:name="orgc7a66b7"/>[multi-term.el] ターミナル
<text:bookmark-end text:name="OrgXref.orgc7a66b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d698a4a"/>
<text:bookmark text:name="orgd698a4a"/>iterm2 を Emacs から呼び出したい<text:tab/><text:span text:style-name="OrgTags">[<text:span text:style-name="OrgTag">Mac</text:span>]</text:span>
<text:bookmark-end text:name="OrgXref.orgd698a4a"/></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7253ea"/>
<text:bookmark text:name="org07253ea"/>カレントバッファのあるディレクトリをターミナルで表示
<text:bookmark-end text:name="OrgXref.org07253ea"/></text:h>
      <text:p text:style-name="OrgSrcBlockLastLine">(global-set-key<text:s/>(kbd<text:s/><text:span text:style-name="OrgSrcFontLockStringFace">"C-c<text:s/>f<text:s/>t"</text:span>)<text:s/>'open-current-directory)</text:p>
      <text:h text:style-name="Heading_20_2" text:outline-level="2" text:is-list-header="false">
<text:bookmark-start text:name="OrgXref.orgb969651"/>
<text:bookmark text:name="orgb969651"/>[postpone] Emacs起動してから使い始めるタイミングで実行する
<text:bookmark-end text:name="OrgXref.orgb969651"/></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と複数の設定が読み込まれましたが，今回の設定では，Emacs起動後に最初のアクション時に読み込まれます．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OrgSrcBlock">(autoload<text:s/>'postpone-kicker<text:s/><text:span text:style-name="OrgSrcFontLockStringFace">"postpone"</text:span><text:s/>nil<text:s/>t)</text:p>
      <text:p text:style-name="OrgSrcBlock">(<text:span text:style-name="OrgSrcFontLockKeywordFace">if</text:span><text:s/>(fboundp<text:s/>'postpone-kicker)</text:p>
      <text:p text:style-name="OrgSrcBlock"><text:s/><text:s/><text:s/><text:s/>(add-hook<text:s/>'pre-command-hook<text:s/>#'postpone-kicker)</text:p>
      <text:p text:style-name="OrgSrcBlockLastLine"><text:s/><text:s/>(message<text:s/><text:span text:style-name="OrgSrcFontLockStringFace">"postpone.el<text:s/>is<text:s/>NOT<text:s/>installed."</text:span>))</text:p>
      <text:p text:style-name="OrgSrcBlock">(<text:span text:style-name="OrgSrcFontLockKeywordFace">defun</text:span><text:s/><text:span text:style-name="OrgSrcFontLockFunctionNameFace">my:onetime-kicker</text:span><text:s/>()</text:p>
      <text:p text:style-name="OrgSrcBlock"><text:s/><text:s/><text:span text:style-name="OrgSrcFontLockDocFace">"Load<text:s/>and<text:s/>execute<text:s/>functions<text:s/>just<text:s/>one<text:s/>time."</text:span></text:p>
      <text:p text:style-name="OrgSrcBlock"><text:s/><text:s/>(<text:span text:style-name="OrgSrcFontLockKeywordFace">when</text:span><text:s/>(<text:span text:style-name="OrgSrcFontLockKeywordFace">require</text:span><text:s/>'<text:span text:style-name="OrgSrcFontLockConstantFace">postpone</text:span><text:s/>nil<text:s/>t)</text:p>
      <text:p text:style-name="OrgSrcBlock"><text:s/><text:s/><text:s/><text:s/>(postpone-mode<text:s/>1))</text:p>
      <text:p text:style-name="OrgSrcBlock"><text:s/><text:s/>(remove-hook<text:s/>'pre-command-hook<text:s/>#'my:onetime-kicker))</text:p>
      <text:p text:style-name="OrgSrcBlockLastLine">(add-hook<text:s/>'pre-command-hook<text:s/>#'my:onetime-kicker)</text:p>
      <text:h text:style-name="Heading_20_2" text:outline-level="2" text:is-list-header="false">
<text:bookmark-start text:name="OrgXref.org0f7bc2f"/>
<text:bookmark text:name="org0f7bc2f"/><text:span text:style-name="OrgTodo">TODO</text:span> [network-watch.el] ネットワークインターフェイスの状態を監視
<text:bookmark-end text:name="OrgXref.org0f7bc2f"/></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6827fc8"/>
<text:bookmark text:name="org6827fc8"/>[utility.el] 自作してテスト中の便利関数群
<text:bookmark-end text:name="OrgXref.org6827fc8"/></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s/>mac:delete-files-in-trash-bin</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804f6ee"/>
<text:bookmark text:name="org804f6ee"/>おわりに
<text:bookmark-end text:name="OrgXref.org804f6e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5c6370"/>
    </style:style>
    <style:style style:name="OrgSrcOrgBlock" style:family="text">
      <style:text-properties fo:color="#7f7f7f"/>
    </style:style>
    <style:style style:name="OrgSrcOrgBlockBeginLine" style:family="text">
      <style:text-properties fo:color="#5c6370"/>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5c6370"/>
    </style:style>
    <style:style style:name="OrgSrcMy:FaceB3" style:family="text">
      <style:text-properties fo:color="#abb2bf"/>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8996a8"/>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12-31T01:09:50</dc:date>
    <meta:creation-date>2017-12-31T01:09:50</meta:creation-date>
    <meta:generator>Emacs 26.0.90 (Org mode 9.1.4)</meta:generator>
    <meta:keyword/>
    <dc:subject/>
    <dc:title>Configurations for GNU Emacs</dc:title>
  </office:meta>
</office:document-meta>
</file>